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53.69mm"/>
    </style:style>
    <style:style style:name="co5" style:family="table-column">
      <style:table-column-properties fo:break-before="auto" style:column-width="82.51mm"/>
    </style:style>
    <style:style style:name="co6" style:family="table-column">
      <style:table-column-properties fo:break-before="auto" style:column-width="59.3mm"/>
    </style:style>
    <style:style style:name="co7" style:family="table-column">
      <style:table-column-properties fo:break-before="auto" style:column-width="42.79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9.58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7.7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9.72mm"/>
    </style:style>
    <style:style style:name="co17" style:family="table-column">
      <style:table-column-properties fo:break-before="auto" style:column-width="19.07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5.8mm"/>
    </style:style>
    <style:style style:name="co21" style:family="table-column">
      <style:table-column-properties fo:break-before="auto" style:column-width="19.4mm"/>
    </style:style>
    <style:style style:name="co22" style:family="table-column">
      <style:table-column-properties fo:break-before="auto" style:column-width="25.21mm"/>
    </style:style>
    <style:style style:name="co23" style:family="table-column">
      <style:table-column-properties fo:break-before="auto" style:column-width="18.57mm"/>
    </style:style>
    <style:style style:name="co24" style:family="table-column">
      <style:table-column-properties fo:break-before="auto" style:column-width="48.37mm"/>
    </style:style>
    <style:style style:name="co25" style:family="table-column">
      <style:table-column-properties fo:break-before="auto" style:column-width="26.32mm"/>
    </style:style>
    <style:style style:name="co26" style:family="table-column">
      <style:table-column-properties fo:break-before="auto" style:column-width="89.57mm"/>
    </style:style>
    <style:style style:name="co27" style:family="table-column">
      <style:table-column-properties fo:break-before="auto" style:column-width="60.04mm"/>
    </style:style>
    <style:style style:name="co28" style:family="table-column">
      <style:table-column-properties fo:break-before="auto" style:column-width="4.97mm"/>
    </style:style>
    <style:style style:name="co29" style:family="table-column">
      <style:table-column-properties fo:break-before="auto" style:column-width="23.76mm"/>
    </style:style>
    <style:style style:name="co30" style:family="table-column">
      <style:table-column-properties fo:break-before="auto" style:column-width="13.32mm"/>
    </style:style>
    <style:style style:name="co31" style:family="table-column">
      <style:table-column-properties fo:break-before="auto" style:column-width="89.34mm"/>
    </style:style>
    <style:style style:name="co32" style:family="table-column">
      <style:table-column-properties fo:break-before="auto" style:column-width="24.59mm"/>
    </style:style>
    <style:style style:name="co33" style:family="table-column">
      <style:table-column-properties fo:break-before="auto" style:column-width="27.64mm"/>
    </style:style>
    <style:style style:name="co34" style:family="table-column">
      <style:table-column-properties fo:break-before="auto" style:column-width="18.79mm"/>
    </style:style>
    <style:style style:name="co35" style:family="table-column">
      <style:table-column-properties fo:break-before="auto" style:column-width="82.11mm"/>
    </style:style>
    <style:style style:name="co36" style:family="table-column">
      <style:table-column-properties fo:break-before="auto" style:column-width="19.12mm"/>
    </style:style>
    <style:style style:name="co37" style:family="table-column">
      <style:table-column-properties fo:break-before="auto" style:column-width="8.89mm"/>
    </style:style>
    <style:style style:name="co38" style:family="table-column">
      <style:table-column-properties fo:break-before="auto" style:column-width="16.3mm"/>
    </style:style>
    <style:style style:name="co39" style:family="table-column">
      <style:table-column-properties fo:break-before="auto" style:column-width="33.78mm"/>
    </style:style>
    <style:style style:name="co40" style:family="table-column">
      <style:table-column-properties fo:break-before="auto" style:column-width="57.56mm"/>
    </style:style>
    <style:style style:name="co41" style:family="table-column">
      <style:table-column-properties fo:break-before="auto" style:column-width="21.66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</style:style>
    <style:style style:name="ce128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3"/>
    <style:style style:name="ce136" style:family="table-cell" style:parent-style-name="Default" style:data-style-name="N1"/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5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m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m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m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71mm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$'Character Growth Stats'.$J$103];3;FALSE())" office:value-type="float" office:value="77" calcext:value-type="float">
            <text:p>77</text:p>
          </table:table-cell>
          <table:table-cell table:formula="of:=VLOOKUP([.$B$3];[$'Character Growth Stats'.$A$110:$'Character Growth Stats'.$J$210];3;FALSE())" office:value-type="float" office:value="71" calcext:value-type="float">
            <text:p>71</text:p>
          </table:table-cell>
          <table:table-cell table:formula="of:=VLOOKUP([.$B$3];[$'Character Growth Stats'.$A$217:$'Character Growth Stats'.$J$317];3;FALSE())" office:value-type="float" office:value="73" calcext:value-type="float">
            <text:p>73</text:p>
          </table:table-cell>
          <table:table-cell table:formula="of:=VLOOKUP([.$B$3];[$'Character Growth Stats'.$A$322:$'Character Growth Stats'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$'Character Growth Stats'.$J$103];4;FALSE())" office:value-type="float" office:value="11" calcext:value-type="float">
            <text:p>11</text:p>
          </table:table-cell>
          <table:table-cell table:formula="of:=VLOOKUP([.$B$3];[$'Character Growth Stats'.$A$110:$'Character Growth Stats'.$J$210];4;FALSE())" office:value-type="float" office:value="15" calcext:value-type="float">
            <text:p>15</text:p>
          </table:table-cell>
          <table:table-cell table:formula="of:=VLOOKUP([.$B$3];[$'Character Growth Stats'.$A$217:$'Character Growth Stats'.$J$317];4;FALSE())" office:value-type="float" office:value="13" calcext:value-type="float">
            <text:p>13</text:p>
          </table:table-cell>
          <table:table-cell table:formula="of:=VLOOKUP([.$B$3];[$'Character Growth Stats'.$A$322:$'Character Growth Stats'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$'Character Growth Stats'.$J$103];5;FALSE())" office:value-type="float" office:value="18" calcext:value-type="float">
            <text:p>18</text:p>
          </table:table-cell>
          <table:table-cell table:formula="of:=VLOOKUP([.$B$3];[$'Character Growth Stats'.$A$110:$'Character Growth Stats'.$J$210];5;FALSE())" office:value-type="float" office:value="16" calcext:value-type="float">
            <text:p>16</text:p>
          </table:table-cell>
          <table:table-cell table:formula="of:=VLOOKUP([.$B$3];[$'Character Growth Stats'.$A$217:$'Character Growth Stats'.$J$317];5;FALSE())" office:value-type="float" office:value="17" calcext:value-type="float">
            <text:p>17</text:p>
          </table:table-cell>
          <table:table-cell table:formula="of:=VLOOKUP([.$B$3];[$'Character Growth Stats'.$A$322:$'Character Growth Stats'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$'Character Growth Stats'.$J$103];6;FALSE())" office:value-type="float" office:value="7" calcext:value-type="float">
            <text:p>7</text:p>
          </table:table-cell>
          <table:table-cell table:formula="of:=VLOOKUP([.$B$3];[$'Character Growth Stats'.$A$110:$'Character Growth Stats'.$J$210];6;FALSE())" office:value-type="float" office:value="10" calcext:value-type="float">
            <text:p>10</text:p>
          </table:table-cell>
          <table:table-cell table:formula="of:=VLOOKUP([.$B$3];[$'Character Growth Stats'.$A$217:$'Character Growth Stats'.$J$317];6;FALSE())" office:value-type="float" office:value="7" calcext:value-type="float">
            <text:p>7</text:p>
          </table:table-cell>
          <table:table-cell table:formula="of:=VLOOKUP([.$B$3];[$'Character Growth Stats'.$A$322:$'Character Growth Stats'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$'Character Growth Stats'.$J$103];7;FALSE())" office:value-type="float" office:value="21" calcext:value-type="float">
            <text:p>21</text:p>
          </table:table-cell>
          <table:table-cell table:formula="of:=VLOOKUP([.$B$3];[$'Character Growth Stats'.$A$110:$'Character Growth Stats'.$J$210];7;FALSE())" office:value-type="float" office:value="21" calcext:value-type="float">
            <text:p>21</text:p>
          </table:table-cell>
          <table:table-cell table:formula="of:=VLOOKUP([.$B$3];[$'Character Growth Stats'.$A$217:$'Character Growth Stats'.$J$317];7;FALSE())" office:value-type="float" office:value="21" calcext:value-type="float">
            <text:p>21</text:p>
          </table:table-cell>
          <table:table-cell table:formula="of:=VLOOKUP([.$B$3];[$'Character Growth Stats'.$A$322:$'Character Growth Stats'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$'Character Growth Stats'.$J$103];8;FALSE())" office:value-type="float" office:value="9" calcext:value-type="float">
            <text:p>9</text:p>
          </table:table-cell>
          <table:table-cell table:formula="of:=VLOOKUP([.$B$3];[$'Character Growth Stats'.$A$110:$'Character Growth Stats'.$J$210];8;FALSE())" office:value-type="float" office:value="12" calcext:value-type="float">
            <text:p>12</text:p>
          </table:table-cell>
          <table:table-cell table:formula="of:=VLOOKUP([.$B$3];[$'Character Growth Stats'.$A$217:$'Character Growth Stats'.$J$317];8;FALSE())" office:value-type="float" office:value="12" calcext:value-type="float">
            <text:p>12</text:p>
          </table:table-cell>
          <table:table-cell table:formula="of:=VLOOKUP([.$B$3];[$'Character Growth Stats'.$A$322:$'Character Growth Stats'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$'Character Growth Stats'.$J$103];9;FALSE())" office:value-type="float" office:value="32" calcext:value-type="float">
            <text:p>32</text:p>
          </table:table-cell>
          <table:table-cell table:formula="of:=VLOOKUP([.$B$3];[$'Character Growth Stats'.$A$110:$'Character Growth Stats'.$J$210];9;FALSE())" office:value-type="float" office:value="37" calcext:value-type="float">
            <text:p>37</text:p>
          </table:table-cell>
          <table:table-cell table:formula="of:=VLOOKUP([.$B$3];[$'Character Growth Stats'.$A$217:$'Character Growth Stats'.$J$317];9;FALSE())" office:value-type="float" office:value="37" calcext:value-type="float">
            <text:p>37</text:p>
          </table:table-cell>
          <table:table-cell table:formula="of:=VLOOKUP([.$B$3];[$'Character Growth Stats'.$A$322:$'Character Growth Stats'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$'Character Growth Stats'.$J$103];10;FALSE())" office:value-type="float" office:value="5" calcext:value-type="float">
            <text:p>5,0</text:p>
          </table:table-cell>
          <table:table-cell table:style-name="ce7" table:formula="of:=VLOOKUP([.$B$3];[$'Character Growth Stats'.$A$110:$'Character Growth Stats'.$J$210];10;FALSE())" office:value-type="float" office:value="5" calcext:value-type="float">
            <text:p>5,0</text:p>
          </table:table-cell>
          <table:table-cell table:formula="of:=VLOOKUP([.$B$3];[$'Character Growth Stats'.$A$217:$'Character Growth Stats'.$J$317];10;FALSE())" office:value-type="float" office:value="5" calcext:value-type="float">
            <text:p>5</text:p>
          </table:table-cell>
          <table:table-cell table:formula="of:=VLOOKUP([.$B$3];[$'Character Growth Stats'.$A$322:$'Character Growth Stats'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$'Character Growth Stats'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$'Character Growth Stats'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$'Character Growth Stats'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$'Character Growth Stats'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3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.Atk</text:p>
          </table:table-cell>
          <table:table-cell table:style-name="ce34" office:value-type="string" calcext:value-type="string">
            <text:p>M.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style-name="ce45" table:number-columns-repeated="2"/>
          <table:table-cell table:style-name="ce34" table:number-columns-repeated="6"/>
          <table:table-cell table:number-columns-repeated="100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22];[$'Character Growth Stats'.$A$3:$'Character Growth Stats'.$B$103];2;0)" office:value-type="float" office:value="100" calcext:value-type="float">
            <text:p>100</text:p>
          </table:table-cell>
          <table:table-cell table:style-name="ce135" table:formula="of:=[.J22]/7" office:value-type="float" office:value="14.2857142857143" calcext:value-type="float">
            <text:p>1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22]" office:value-type="float" office:value="5" calcext:value-type="float">
            <text:p>5</text:p>
          </table:table-cell>
          <table:table-cell table:style-name="ce128" table:formula="of:=[.C22]" office:value-type="float" office:value="1" calcext:value-type="float">
            <text:p>1</text:p>
          </table:table-cell>
          <table:table-cell table:style-name="ce128" table:formula="of:=[.D22]" office:value-type="float" office:value="2" calcext:value-type="float">
            <text:p>2</text:p>
          </table:table-cell>
          <table:table-cell table:style-name="ce128" table:formula="of:=[.E22]" office:value-type="float" office:value="1" calcext:value-type="float">
            <text:p>1</text:p>
          </table:table-cell>
          <table:table-cell table:style-name="ce128" table:formula="of:=[.F22]" office:value-type="float" office:value="2" calcext:value-type="float">
            <text:p>2</text:p>
          </table:table-cell>
          <table:table-cell table:style-name="ce128" table:formula="of:=[.G22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23];[$'Character Growth Stats'.$A$3:$'Character Growth Stats'.$B$103];2;0)" office:value-type="float" office:value="112.201845430196" calcext:value-type="float">
            <text:p>112</text:p>
          </table:table-cell>
          <table:table-cell table:style-name="ce135" table:formula="of:=[.J23]/6" office:value-type="float" office:value="18.7003075716993" calcext:value-type="float">
            <text:p>19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23]" office:value-type="float" office:value="5" calcext:value-type="float">
            <text:p>5</text:p>
          </table:table-cell>
          <table:table-cell table:style-name="ce128" table:formula="of:=[.C23]" office:value-type="float" office:value="1" calcext:value-type="float">
            <text:p>1</text:p>
          </table:table-cell>
          <table:table-cell table:style-name="ce128" table:formula="of:=[.D23]" office:value-type="float" office:value="2" calcext:value-type="float">
            <text:p>2</text:p>
          </table:table-cell>
          <table:table-cell table:style-name="ce23" table:formula="of:=[.E23]" office:value-type="float" office:value="1" calcext:value-type="float">
            <text:p>1</text:p>
          </table:table-cell>
          <table:table-cell table:style-name="ce128" table:formula="of:=[.F23]" office:value-type="float" office:value="2" calcext:value-type="float">
            <text:p>2</text:p>
          </table:table-cell>
          <table:table-cell table:style-name="ce23" table:formula="of:=[.G23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24];[$'Character Growth Stats'.$A$3:$'Character Growth Stats'.$B$103];2;0)" office:value-type="float" office:value="126.255411001359" calcext:value-type="float">
            <text:p>126</text:p>
          </table:table-cell>
          <table:table-cell table:style-name="ce135" table:formula="of:=[.J24]/7" office:value-type="float" office:value="18.0364872859084" calcext:value-type="float">
            <text:p>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24]" office:value-type="float" office:value="5" calcext:value-type="float">
            <text:p>5</text:p>
          </table:table-cell>
          <table:table-cell table:style-name="ce128" table:formula="of:=[.C24]" office:value-type="float" office:value="1" calcext:value-type="float">
            <text:p>1</text:p>
          </table:table-cell>
          <table:table-cell table:style-name="ce23" table:formula="of:=[.D24]" office:value-type="float" office:value="2" calcext:value-type="float">
            <text:p>2</text:p>
          </table:table-cell>
          <table:table-cell table:style-name="ce23" table:formula="of:=[.E24]" office:value-type="float" office:value="1" calcext:value-type="float">
            <text:p>1</text:p>
          </table:table-cell>
          <table:table-cell table:style-name="ce23" table:formula="of:=[.F24]" office:value-type="float" office:value="2" calcext:value-type="float">
            <text:p>2</text:p>
          </table:table-cell>
          <table:table-cell table:style-name="ce23" table:formula="of:=[.G24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25];[$'Character Growth Stats'.$A$3:$'Character Growth Stats'.$B$103];2;0)" office:value-type="float" office:value="142.4889709427" calcext:value-type="float">
            <text:p>142</text:p>
          </table:table-cell>
          <table:table-cell table:style-name="ce135" table:formula="of:=[.J25]/6" office:value-type="float" office:value="23.7481618237833" calcext:value-type="float">
            <text:p>2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5]+8" office:value-type="float" office:value="13" calcext:value-type="float">
            <text:p>13</text:p>
          </table:table-cell>
          <table:table-cell table:style-name="ce128" table:formula="of:=[.C25]" office:value-type="float" office:value="1" calcext:value-type="float">
            <text:p>1</text:p>
          </table:table-cell>
          <table:table-cell table:style-name="ce23" table:formula="of:=[.D25]" office:value-type="float" office:value="2" calcext:value-type="float">
            <text:p>2</text:p>
          </table:table-cell>
          <table:table-cell table:style-name="ce23" table:formula="of:=[.E25]" office:value-type="float" office:value="1" calcext:value-type="float">
            <text:p>1</text:p>
          </table:table-cell>
          <table:table-cell table:style-name="ce23" table:formula="of:=[.F25]" office:value-type="float" office:value="2" calcext:value-type="float">
            <text:p>2</text:p>
          </table:table-cell>
          <table:table-cell table:style-name="ce23" table:formula="of:=[.G25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26];[$'Character Growth Stats'.$A$3:$'Character Growth Stats'.$B$103];2;0)" office:value-type="float" office:value="161.29681107962" calcext:value-type="float">
            <text:p>161</text:p>
          </table:table-cell>
          <table:table-cell table:style-name="ce135" table:formula="of:=[.J26]/7" office:value-type="float" office:value="23.0424015828029" calcext:value-type="float">
            <text:p>2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6]" office:value-type="float" office:value="13" calcext:value-type="float">
            <text:p>13</text:p>
          </table:table-cell>
          <table:table-cell table:style-name="ce23" table:formula="of:=[.C26]+1" office:value-type="float" office:value="2" calcext:value-type="float">
            <text:p>2</text:p>
          </table:table-cell>
          <table:table-cell table:style-name="ce23" table:formula="of:=[.D26]" office:value-type="float" office:value="2" calcext:value-type="float">
            <text:p>2</text:p>
          </table:table-cell>
          <table:table-cell table:style-name="ce23" table:formula="of:=[.E26]" office:value-type="float" office:value="1" calcext:value-type="float">
            <text:p>1</text:p>
          </table:table-cell>
          <table:table-cell table:style-name="ce23" table:formula="of:=[.F26]" office:value-type="float" office:value="2" calcext:value-type="float">
            <text:p>2</text:p>
          </table:table-cell>
          <table:table-cell table:style-name="ce23" table:formula="of:=[.G26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27];[$'Character Growth Stats'.$A$3:$'Character Growth Stats'.$B$103];2;0)" office:value-type="float" office:value="183.154007541879" calcext:value-type="float">
            <text:p>183</text:p>
          </table:table-cell>
          <table:table-cell table:style-name="ce135" table:formula="of:=[.J27]/6" office:value-type="float" office:value="30.5256679236465" calcext:value-type="float">
            <text:p>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7]" office:value-type="float" office:value="13" calcext:value-type="float">
            <text:p>13</text:p>
          </table:table-cell>
          <table:table-cell table:style-name="ce23" table:formula="of:=[.C27]" office:value-type="float" office:value="2" calcext:value-type="float">
            <text:p>2</text:p>
          </table:table-cell>
          <table:table-cell table:style-name="ce23" table:formula="of:=[.D27]+1" office:value-type="float" office:value="3" calcext:value-type="float">
            <text:p>3</text:p>
          </table:table-cell>
          <table:table-cell table:style-name="ce23" table:formula="of:=[.E27]" office:value-type="float" office:value="1" calcext:value-type="float">
            <text:p>1</text:p>
          </table:table-cell>
          <table:table-cell table:style-name="ce23" table:formula="of:=[.F27]+1" office:value-type="float" office:value="3" calcext:value-type="float">
            <text:p>3</text:p>
          </table:table-cell>
          <table:table-cell table:style-name="ce23" table:formula="of:=[.G27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28];[$'Character Growth Stats'.$A$3:$'Character Growth Stats'.$B$103];2;0)" office:value-type="float" office:value="208.634841586304" calcext:value-type="float">
            <text:p>209</text:p>
          </table:table-cell>
          <table:table-cell table:style-name="ce135" table:formula="of:=[.J28]/7" office:value-type="float" office:value="29.804977369472" calcext:value-type="float">
            <text:p>3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8]" office:value-type="float" office:value="13" calcext:value-type="float">
            <text:p>13</text:p>
          </table:table-cell>
          <table:table-cell table:style-name="ce23" table:formula="of:=[.C28]" office:value-type="float" office:value="2" calcext:value-type="float">
            <text:p>2</text:p>
          </table:table-cell>
          <table:table-cell table:style-name="ce23" table:formula="of:=[.D28]" office:value-type="float" office:value="3" calcext:value-type="float">
            <text:p>3</text:p>
          </table:table-cell>
          <table:table-cell table:style-name="ce23" table:formula="of:=[.E28]+1" office:value-type="float" office:value="2" calcext:value-type="float">
            <text:p>2</text:p>
          </table:table-cell>
          <table:table-cell table:style-name="ce23" table:formula="of:=[.F28]" office:value-type="float" office:value="3" calcext:value-type="float">
            <text:p>3</text:p>
          </table:table-cell>
          <table:table-cell table:style-name="ce23" table:formula="of:=[.G28]+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29];[$'Character Growth Stats'.$A$3:$'Character Growth Stats'.$B$103];2;0)" office:value-type="float" office:value="238.435824224902" calcext:value-type="float">
            <text:p>238</text:p>
          </table:table-cell>
          <table:table-cell table:style-name="ce135" table:formula="of:=[.J29]/6" office:value-type="float" office:value="39.7393040374837" calcext:value-type="float">
            <text:p>4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9]+8" office:value-type="float" office:value="21" calcext:value-type="float">
            <text:p>21</text:p>
          </table:table-cell>
          <table:table-cell table:style-name="ce23" table:formula="of:=[.C29]" office:value-type="float" office:value="2" calcext:value-type="float">
            <text:p>2</text:p>
          </table:table-cell>
          <table:table-cell table:style-name="ce23" table:formula="of:=[.D29]" office:value-type="float" office:value="3" calcext:value-type="float">
            <text:p>3</text:p>
          </table:table-cell>
          <table:table-cell table:style-name="ce23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3" calcext:value-type="float">
            <text:p>3</text:p>
          </table:table-cell>
          <table:table-cell table:style-name="ce23" table:formula="of:=[.G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30];[$'Character Growth Stats'.$A$3:$'Character Growth Stats'.$B$103];2;0)" office:value-type="float" office:value="273.404586007501" calcext:value-type="float">
            <text:p>273</text:p>
          </table:table-cell>
          <table:table-cell table:style-name="ce135" table:formula="of:=[.J30]/8" office:value-type="float" office:value="34.1755732509376" calcext:value-type="float">
            <text:p>3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0]" office:value-type="float" office:value="21" calcext:value-type="float">
            <text:p>21</text:p>
          </table:table-cell>
          <table:table-cell table:style-name="ce23" table:formula="of:=[.C30]" office:value-type="float" office:value="2" calcext:value-type="float">
            <text:p>2</text:p>
          </table:table-cell>
          <table:table-cell table:style-name="ce23" table:formula="of:=[.D30]" office:value-type="float" office:value="3" calcext:value-type="float">
            <text:p>3</text:p>
          </table:table-cell>
          <table:table-cell table:style-name="ce23" table:formula="of:=[.E30]" office:value-type="float" office:value="2" calcext:value-type="float">
            <text:p>2</text:p>
          </table:table-cell>
          <table:table-cell table:style-name="ce23" table:formula="of:=[.F30]" office:value-type="float" office:value="3" calcext:value-type="float">
            <text:p>3</text:p>
          </table:table-cell>
          <table:table-cell table:style-name="ce23" table:formula="of:=[.G30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31];[$'Character Growth Stats'.$A$3:$'Character Growth Stats'.$B$103];2;0)" office:value-type="float" office:value="314.576256449505" calcext:value-type="float">
            <text:p>315</text:p>
          </table:table-cell>
          <table:table-cell table:style-name="ce135" table:formula="of:=[.J31]/5" office:value-type="float" office:value="62.915251289901" calcext:value-type="float">
            <text:p>6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1]" office:value-type="float" office:value="21" calcext:value-type="float">
            <text:p>21</text:p>
          </table:table-cell>
          <table:table-cell table:style-name="ce23" table:formula="of:=[.C31]+1" office:value-type="float" office:value="3" calcext:value-type="float">
            <text:p>3</text:p>
          </table:table-cell>
          <table:table-cell table:style-name="ce23" table:formula="of:=[.D31]" office:value-type="float" office:value="3" calcext:value-type="float">
            <text:p>3</text:p>
          </table:table-cell>
          <table:table-cell table:style-name="ce23" table:formula="of:=[.E31]" office:value-type="float" office:value="2" calcext:value-type="float">
            <text:p>2</text:p>
          </table:table-cell>
          <table:table-cell table:style-name="ce23" table:formula="of:=[.F31]" office:value-type="float" office:value="3" calcext:value-type="float">
            <text:p>3</text:p>
          </table:table-cell>
          <table:table-cell table:style-name="ce23" table:formula="of:=[.G31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32];[$'Character Growth Stats'.$A$3:$'Character Growth Stats'.$B$103];2;0)" office:value-type="float" office:value="363.21944325204" calcext:value-type="float">
            <text:p>36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2]" office:value-type="float" office:value="21" calcext:value-type="float">
            <text:p>21</text:p>
          </table:table-cell>
          <table:table-cell table:style-name="ce23" table:formula="of:=[.C32]" office:value-type="float" office:value="3" calcext:value-type="float">
            <text:p>3</text:p>
          </table:table-cell>
          <table:table-cell table:style-name="ce23" table:formula="of:=[.D32]" office:value-type="float" office:value="3" calcext:value-type="float">
            <text:p>3</text:p>
          </table:table-cell>
          <table:table-cell table:style-name="ce23" table:formula="of:=[.E32]" office:value-type="float" office:value="2" calcext:value-type="float">
            <text:p>2</text:p>
          </table:table-cell>
          <table:table-cell table:style-name="ce23" table:formula="of:=[.F32]" office:value-type="float" office:value="3" calcext:value-type="float">
            <text:p>3</text:p>
          </table:table-cell>
          <table:table-cell table:style-name="ce23" table:formula="of:=[.G32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33];[$'Character Growth Stats'.$A$3:$'Character Growth Stats'.$B$103];2;0)" office:value-type="float" office:value="420.894562917365" calcext:value-type="float">
            <text:p>42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3]+8" office:value-type="float" office:value="29" calcext:value-type="float">
            <text:p>29</text:p>
          </table:table-cell>
          <table:table-cell table:style-name="ce23" table:formula="of:=[.C33]" office:value-type="float" office:value="3" calcext:value-type="float">
            <text:p>3</text:p>
          </table:table-cell>
          <table:table-cell table:style-name="ce23" table:formula="of:=[.D33]+1" office:value-type="float" office:value="4" calcext:value-type="float">
            <text:p>4</text:p>
          </table:table-cell>
          <table:table-cell table:style-name="ce23" table:formula="of:=[.E33]" office:value-type="float" office:value="2" calcext:value-type="float">
            <text:p>2</text:p>
          </table:table-cell>
          <table:table-cell table:style-name="ce23" table:formula="of:=[.F33]+1" office:value-type="float" office:value="4" calcext:value-type="float">
            <text:p>4</text:p>
          </table:table-cell>
          <table:table-cell table:style-name="ce23" table:formula="of:=[.G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34];[$'Character Growth Stats'.$A$3:$'Character Growth Stats'.$B$103];2;0)" office:value-type="float" office:value="489.528124989853" calcext:value-type="float">
            <text:p>4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]" office:value-type="float" office:value="29" calcext:value-type="float">
            <text:p>29</text:p>
          </table:table-cell>
          <table:table-cell table:style-name="ce23" table:formula="of:=[.C34]" office:value-type="float" office:value="3" calcext:value-type="float">
            <text:p>3</text:p>
          </table:table-cell>
          <table:table-cell table:style-name="ce23" table:formula="of:=[.D34]" office:value-type="float" office:value="4" calcext:value-type="float">
            <text:p>4</text:p>
          </table:table-cell>
          <table:table-cell table:style-name="ce23" table:formula="of:=[.E34]" office:value-type="float" office:value="2" calcext:value-type="float">
            <text:p>2</text:p>
          </table:table-cell>
          <table:table-cell table:style-name="ce23" table:formula="of:=[.F34]" office:value-type="float" office:value="4" calcext:value-type="float">
            <text:p>4</text:p>
          </table:table-cell>
          <table:table-cell table:style-name="ce23" table:formula="of:=[.G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35];[$'Character Growth Stats'.$A$3:$'Character Growth Stats'.$B$103];2;0)" office:value-type="float" office:value="571.50770477202" calcext:value-type="float">
            <text:p>5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]" office:value-type="float" office:value="29" calcext:value-type="float">
            <text:p>29</text:p>
          </table:table-cell>
          <table:table-cell table:style-name="ce23" table:formula="of:=[.C35]" office:value-type="float" office:value="3" calcext:value-type="float">
            <text:p>3</text:p>
          </table:table-cell>
          <table:table-cell table:style-name="ce23" table:formula="of:=[.D35]" office:value-type="float" office:value="4" calcext:value-type="float">
            <text:p>4</text:p>
          </table:table-cell>
          <table:table-cell table:style-name="ce23" table:formula="of:=[.E35]+1" office:value-type="float" office:value="3" calcext:value-type="float">
            <text:p>3</text:p>
          </table:table-cell>
          <table:table-cell table:style-name="ce23" table:formula="of:=[.F35]" office:value-type="float" office:value="4" calcext:value-type="float">
            <text:p>4</text:p>
          </table:table-cell>
          <table:table-cell table:style-name="ce23" table:formula="of:=[.G35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36];[$'Character Growth Stats'.$A$3:$'Character Growth Stats'.$B$103];2;0)" office:value-type="float" office:value="669.803853752243" calcext:value-type="float">
            <text:p>67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6]" office:value-type="float" office:value="29" calcext:value-type="float">
            <text:p>29</text:p>
          </table:table-cell>
          <table:table-cell table:style-name="ce23" table:formula="of:=[.C36]+1" office:value-type="float" office:value="4" calcext:value-type="float">
            <text:p>4</text:p>
          </table:table-cell>
          <table:table-cell table:style-name="ce23" table:formula="of:=[.D36]" office:value-type="float" office:value="4" calcext:value-type="float">
            <text:p>4</text:p>
          </table:table-cell>
          <table:table-cell table:style-name="ce23" table:formula="of:=[.E36]" office:value-type="float" office:value="3" calcext:value-type="float">
            <text:p>3</text:p>
          </table:table-cell>
          <table:table-cell table:style-name="ce23" table:formula="of:=[.F36]" office:value-type="float" office:value="4" calcext:value-type="float">
            <text:p>4</text:p>
          </table:table-cell>
          <table:table-cell table:style-name="ce23" table:formula="of:=[.G36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37];[$'Character Growth Stats'.$A$3:$'Character Growth Stats'.$B$103];2;0)" office:value-type="float" office:value="788.127230443506" calcext:value-type="float">
            <text:p>78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7]+8" office:value-type="float" office:value="37" calcext:value-type="float">
            <text:p>37</text:p>
          </table:table-cell>
          <table:table-cell table:style-name="ce23" table:formula="of:=[.C37]" office:value-type="float" office:value="4" calcext:value-type="float">
            <text:p>4</text:p>
          </table:table-cell>
          <table:table-cell table:style-name="ce23" table:formula="of:=[.D37]" office:value-type="float" office:value="4" calcext:value-type="float">
            <text:p>4</text:p>
          </table:table-cell>
          <table:table-cell table:style-name="ce23" table:formula="of:=[.E37]" office:value-type="float" office:value="3" calcext:value-type="float">
            <text:p>3</text:p>
          </table:table-cell>
          <table:table-cell table:style-name="ce23" table:formula="of:=[.F37]" office:value-type="float" office:value="4" calcext:value-type="float">
            <text:p>4</text:p>
          </table:table-cell>
          <table:table-cell table:style-name="ce23" table:formula="of:=[.G37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38];[$'Character Growth Stats'.$A$3:$'Character Growth Stats'.$B$103];2;0)" office:value-type="float" office:value="931.131976667661" calcext:value-type="float">
            <text:p>931</text:p>
          </table:table-cell>
          <table:table-cell table:style-name="ce135" table:formula="of:=[.J38]/8" office:value-type="float" office:value="116.391497083458" calcext:value-type="float">
            <text:p>11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8]" office:value-type="float" office:value="37" calcext:value-type="float">
            <text:p>37</text:p>
          </table:table-cell>
          <table:table-cell table:style-name="ce23" table:formula="of:=[.C38]" office:value-type="float" office:value="4" calcext:value-type="float">
            <text:p>4</text:p>
          </table:table-cell>
          <table:table-cell table:style-name="ce23" table:formula="of:=[.D38]" office:value-type="float" office:value="4" calcext:value-type="float">
            <text:p>4</text:p>
          </table:table-cell>
          <table:table-cell table:style-name="ce23" table:formula="of:=[.E38]" office:value-type="float" office:value="3" calcext:value-type="float">
            <text:p>3</text:p>
          </table:table-cell>
          <table:table-cell table:style-name="ce23" table:formula="of:=[.F38]" office:value-type="float" office:value="4" calcext:value-type="float">
            <text:p>4</text:p>
          </table:table-cell>
          <table:table-cell table:style-name="ce23" table:formula="of:=[.G38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39];[$'Character Growth Stats'.$A$3:$'Character Growth Stats'.$B$103];2;0)" office:value-type="float" office:value="1104.68007906871" calcext:value-type="float">
            <text:p>1 10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9]" office:value-type="float" office:value="37" calcext:value-type="float">
            <text:p>37</text:p>
          </table:table-cell>
          <table:table-cell table:style-name="ce23" table:formula="of:=[.C39]" office:value-type="float" office:value="4" calcext:value-type="float">
            <text:p>4</text:p>
          </table:table-cell>
          <table:table-cell table:style-name="ce23" table:formula="of:=[.D39]+1" office:value-type="float" office:value="5" calcext:value-type="float">
            <text:p>5</text:p>
          </table:table-cell>
          <table:table-cell table:style-name="ce23" table:formula="of:=[.E39]" office:value-type="float" office:value="3" calcext:value-type="float">
            <text:p>3</text:p>
          </table:table-cell>
          <table:table-cell table:style-name="ce23" table:formula="of:=[.F39]+1" office:value-type="float" office:value="5" calcext:value-type="float">
            <text:p>5</text:p>
          </table:table-cell>
          <table:table-cell table:style-name="ce23" table:formula="of:=[.G39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0];[$'Character Growth Stats'.$A$3:$'Character Growth Stats'.$B$103];2;0)" office:value-type="float" office:value="1316.18651043586" calcext:value-type="float">
            <text:p>1 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40]" office:value-type="float" office:value="37" calcext:value-type="float">
            <text:p>37</text:p>
          </table:table-cell>
          <table:table-cell table:style-name="ce23" table:formula="of:=[.C40]" office:value-type="float" office:value="4" calcext:value-type="float">
            <text:p>4</text:p>
          </table:table-cell>
          <table:table-cell table:style-name="ce23" table:formula="of:=[.D40]" office:value-type="float" office:value="5" calcext:value-type="float">
            <text:p>5</text:p>
          </table:table-cell>
          <table:table-cell table:style-name="ce23" table:formula="of:=[.E40]" office:value-type="float" office:value="3" calcext:value-type="float">
            <text:p>3</text:p>
          </table:table-cell>
          <table:table-cell table:style-name="ce23" table:formula="of:=[.F40]" office:value-type="float" office:value="5" calcext:value-type="float">
            <text:p>5</text:p>
          </table:table-cell>
          <table:table-cell table:style-name="ce23" table:formula="of:=[.G40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1];[$'Character Growth Stats'.$A$3:$'Character Growth Stats'.$B$103];2;0)" office:value-type="float" office:value="1575.07185552697" calcext:value-type="float">
            <text:p>1 57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41]+8" office:value-type="float" office:value="45" calcext:value-type="float">
            <text:p>45</text:p>
          </table:table-cell>
          <table:table-cell table:style-name="ce23" table:formula="of:=[.C41]+1" office:value-type="float" office:value="5" calcext:value-type="float">
            <text:p>5</text:p>
          </table:table-cell>
          <table:table-cell table:style-name="ce23" table:formula="of:=[.D41]" office:value-type="float" office:value="5" calcext:value-type="float">
            <text:p>5</text:p>
          </table:table-cell>
          <table:table-cell table:style-name="ce23" table:formula="of:=[.E41]" office:value-type="float" office:value="3" calcext:value-type="float">
            <text:p>3</text:p>
          </table:table-cell>
          <table:table-cell table:style-name="ce23" table:formula="of:=[.F41]" office:value-type="float" office:value="5" calcext:value-type="float">
            <text:p>5</text:p>
          </table:table-cell>
          <table:table-cell table:style-name="ce23" table:formula="of:=[.G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2];[$'Character Growth Stats'.$A$3:$'Character Growth Stats'.$B$103];2;0)" office:value-type="float" office:value="1893.35861716669" calcext:value-type="float">
            <text:p>1 89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3];[$'Character Growth Stats'.$A$3:$'Character Growth Stats'.$B$103];2;0)" office:value-type="float" office:value="2286.46049745142" calcext:value-type="float">
            <text:p>2 28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4];[$'Character Growth Stats'.$A$3:$'Character Growth Stats'.$B$103];2;0)" office:value-type="float" office:value="2774.23211670125" calcext:value-type="float">
            <text:p>2 7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5];[$'Character Growth Stats'.$A$3:$'Character Growth Stats'.$B$103];2;0)" office:value-type="float" office:value="3382.37195778593" calcext:value-type="float">
            <text:p>3 3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46];[$'Character Growth Stats'.$A$3:$'Character Growth Stats'.$B$103];2;0)" office:value-type="float" office:value="3979.2918492191" calcext:value-type="float">
            <text:p>3 97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7];[$'Character Growth Stats'.$A$3:$'Character Growth Stats'.$B$103];2;0)" office:value-type="float" office:value="4696.79827847278" calcext:value-type="float">
            <text:p>4 69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8];[$'Character Growth Stats'.$A$3:$'Character Growth Stats'.$B$103];2;0)" office:value-type="float" office:value="5562.0891606226" calcext:value-type="float">
            <text:p>5 5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49];[$'Character Growth Stats'.$A$3:$'Character Growth Stats'.$B$103];2;0)" office:value-type="float" office:value="6609.10581630044" calcext:value-type="float">
            <text:p>6 60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0];[$'Character Growth Stats'.$A$3:$'Character Growth Stats'.$B$103];2;0)" office:value-type="float" office:value="7880.35095429788" calcext:value-type="float">
            <text:p>7 88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1];[$'Character Growth Stats'.$A$3:$'Character Growth Stats'.$B$103];2;0)" office:value-type="float" office:value="9429.23523881526" calcext:value-type="float">
            <text:p>9 42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2];[$'Character Growth Stats'.$A$3:$'Character Growth Stats'.$B$103];2;0)" office:value-type="float" office:value="11323.1171342051" calcext:value-type="float">
            <text:p>11 3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3];[$'Character Growth Stats'.$A$3:$'Character Growth Stats'.$B$103];2;0)" office:value-type="float" office:value="13647.2554251934" calcext:value-type="float">
            <text:p>13 6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54];[$'Character Growth Stats'.$A$3:$'Character Growth Stats'.$B$103];2;0)" office:value-type="float" office:value="16509.9678052606" calcext:value-type="float">
            <text:p>16 51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5];[$'Character Growth Stats'.$A$3:$'Character Growth Stats'.$B$103];2;0)" office:value-type="float" office:value="20049.3894046129" calcext:value-type="float">
            <text:p>20 04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6];[$'Character Growth Stats'.$A$3:$'Character Growth Stats'.$B$103];2;0)" office:value-type="float" office:value="24442.3621160573" calcext:value-type="float">
            <text:p>24 44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7];[$'Character Growth Stats'.$A$3:$'Character Growth Stats'.$B$103];2;0)" office:value-type="float" office:value="29916.1730963032" calcext:value-type="float">
            <text:p>29 9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8];[$'Character Growth Stats'.$A$3:$'Character Growth Stats'.$B$103];2;0)" office:value-type="float" office:value="36764.118574461" calcext:value-type="float">
            <text:p>36 76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59];[$'Character Growth Stats'.$A$3:$'Character Growth Stats'.$B$103];2;0)" office:value-type="float" office:value="45366.2248874835" calcext:value-type="float">
            <text:p>45 3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0];[$'Character Growth Stats'.$A$3:$'Character Growth Stats'.$B$103];2;0)" office:value-type="float" office:value="56216.9518754912" calcext:value-type="float">
            <text:p>56 21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1];[$'Character Growth Stats'.$A$3:$'Character Growth Stats'.$B$103];2;0)" office:value-type="float" office:value="69962.390473697" calcext:value-type="float">
            <text:p>69 9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62];[$'Character Growth Stats'.$A$3:$'Character Growth Stats'.$B$103];2;0)" office:value-type="float" office:value="87450.4266875597" calcext:value-type="float">
            <text:p>87 45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3];[$'Character Growth Stats'.$A$3:$'Character Growth Stats'.$B$103];2;0)" office:value-type="float" office:value="109798.693254665" calcext:value-type="float">
            <text:p>109 7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4];[$'Character Growth Stats'.$A$3:$'Character Growth Stats'.$B$103];2;0)" office:value-type="float" office:value="138487.034288543" calcext:value-type="float">
            <text:p>138 4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5];[$'Character Growth Stats'.$A$3:$'Character Growth Stats'.$B$103];2;0)" office:value-type="float" office:value="175483.907878117" calcext:value-type="float">
            <text:p>175 4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6];[$'Character Growth Stats'.$A$3:$'Character Growth Stats'.$B$103];2;0)" office:value-type="float" office:value="223419.997777108" calcext:value-type="float">
            <text:p>223 42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7];[$'Character Growth Stats'.$A$3:$'Character Growth Stats'.$B$103];2;0)" office:value-type="float" office:value="285827.811476788" calcext:value-type="float">
            <text:p>285 8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8];[$'Character Growth Stats'.$A$3:$'Character Growth Stats'.$B$103];2;0)" office:value-type="float" office:value="367473.96358348" calcext:value-type="float">
            <text:p>367 4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69];[$'Character Growth Stats'.$A$3:$'Character Growth Stats'.$B$103];2;0)" office:value-type="float" office:value="474822.297592281" calcext:value-type="float">
            <text:p>474 8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0];[$'Character Growth Stats'.$A$3:$'Character Growth Stats'.$B$103];2;0)" office:value-type="float" office:value="616682.646159511" calcext:value-type="float">
            <text:p>616 6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1];[$'Character Growth Stats'.$A$3:$'Character Growth Stats'.$B$103];2;0)" office:value-type="float" office:value="659192.163653695" calcext:value-type="float">
            <text:p>659 19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2];[$'Character Growth Stats'.$A$3:$'Character Growth Stats'.$B$103];2;0)" office:value-type="float" office:value="704866.866201936" calcext:value-type="float">
            <text:p>704 86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3];[$'Character Growth Stats'.$A$3:$'Character Growth Stats'.$B$103];2;0)" office:value-type="float" office:value="753958.829567113" calcext:value-type="float">
            <text:p>753 95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4];[$'Character Growth Stats'.$A$3:$'Character Growth Stats'.$B$103];2;0)" office:value-type="float" office:value="806741.446964919" calcext:value-type="float">
            <text:p>806 7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5];[$'Character Growth Stats'.$A$3:$'Character Growth Stats'.$B$103];2;0)" office:value-type="float" office:value="863511.332638351" calcext:value-type="float">
            <text:p>863 51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6];[$'Character Growth Stats'.$A$3:$'Character Growth Stats'.$B$103];2;0)" office:value-type="float" office:value="924590.404110698" calcext:value-type="float">
            <text:p>924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7];[$'Character Growth Stats'.$A$3:$'Character Growth Stats'.$B$103];2;0)" office:value-type="float" office:value="990328.160681075" calcext:value-type="float">
            <text:p>990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8];[$'Character Growth Stats'.$A$3:$'Character Growth Stats'.$B$103];2;0)" office:value-type="float" office:value="1061104.17752898" calcext:value-type="float">
            <text:p>1 061 10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9];[$'Character Growth Stats'.$A$3:$'Character Growth Stats'.$B$103];2;0)" office:value-type="float" office:value="1137330.83678935" calcext:value-type="float">
            <text:p>1 137 33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0];[$'Character Growth Stats'.$A$3:$'Character Growth Stats'.$B$103];2;0)" office:value-type="float" office:value="1219456.31916877" calcext:value-type="float">
            <text:p>1 219 4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1];[$'Character Growth Stats'.$A$3:$'Character Growth Stats'.$B$103];2;0)" office:value-type="float" office:value="1307967.88211989" calcext:value-type="float">
            <text:p>1 307 96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2];[$'Character Growth Stats'.$A$3:$'Character Growth Stats'.$B$103];2;0)" office:value-type="float" office:value="1403395.4533029" calcext:value-type="float">
            <text:p>1 403 39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3];[$'Character Growth Stats'.$A$3:$'Character Growth Stats'.$B$103];2;0)" office:value-type="float" office:value="1506315.57106737" calcext:value-type="float">
            <text:p>1 506 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4];[$'Character Growth Stats'.$A$3:$'Character Growth Stats'.$B$103];2;0)" office:value-type="float" office:value="1617355.70702096" calcext:value-type="float">
            <text:p>1 617 3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5];[$'Character Growth Stats'.$A$3:$'Character Growth Stats'.$B$103];2;0)" office:value-type="float" office:value="1737199.00944734" calcext:value-type="float">
            <text:p>1 737 1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86];[$'Character Growth Stats'.$A$3:$'Character Growth Stats'.$B$103];2;0)" office:value-type="float" office:value="1866589.51043813" calcext:value-type="float">
            <text:p>1 866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7];[$'Character Growth Stats'.$A$3:$'Character Growth Stats'.$B$103];2;0)" office:value-type="float" office:value="2006337.84415716" calcext:value-type="float">
            <text:p>2 006 3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8];[$'Character Growth Stats'.$A$3:$'Character Growth Stats'.$B$103];2;0)" office:value-type="float" office:value="2157327.52871219" calcext:value-type="float">
            <text:p>2 157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9];[$'Character Growth Stats'.$A$3:$'Character Growth Stats'.$B$103];2;0)" office:value-type="float" office:value="2320521.86972722" calcext:value-type="float">
            <text:p>2 320 5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0];[$'Character Growth Stats'.$A$3:$'Character Growth Stats'.$B$103];2;0)" office:value-type="float" office:value="2496971.54995189" calcext:value-type="float">
            <text:p>2 496 9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1];[$'Character Growth Stats'.$A$3:$'Character Growth Stats'.$B$103];2;0)" office:value-type="float" office:value="2687822.97618602" calcext:value-type="float">
            <text:p>2 687 8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2];[$'Character Growth Stats'.$A$3:$'Character Growth Stats'.$B$103];2;0)" office:value-type="float" office:value="2894327.46251724" calcext:value-type="float">
            <text:p>2 894 32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3];[$'Character Growth Stats'.$A$3:$'Character Growth Stats'.$B$103];2;0)" office:value-type="float" office:value="3117851.33745958" calcext:value-type="float">
            <text:p>3 117 85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94];[$'Character Growth Stats'.$A$3:$'Character Growth Stats'.$B$103];2;0)" office:value-type="float" office:value="3359887.07214177" calcext:value-type="float">
            <text:p>3 359 8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5];[$'Character Growth Stats'.$A$3:$'Character Growth Stats'.$B$103];2;0)" office:value-type="float" office:value="3622065.53733955" calcext:value-type="float">
            <text:p>3 622 0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6];[$'Character Growth Stats'.$A$3:$'Character Growth Stats'.$B$103];2;0)" office:value-type="float" office:value="3761436.15678574" calcext:value-type="float">
            <text:p>3 761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7];[$'Character Growth Stats'.$A$3:$'Character Growth Stats'.$B$103];2;0)" office:value-type="float" office:value="3906538.23353161" calcext:value-type="float">
            <text:p>3 906 5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8];[$'Character Growth Stats'.$A$3:$'Character Growth Stats'.$B$103];2;0)" office:value-type="float" office:value="4057621.74549782" calcext:value-type="float">
            <text:p>4 057 6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9];[$'Character Growth Stats'.$A$3:$'Character Growth Stats'.$B$103];2;0)" office:value-type="float" office:value="4214948.16640643" calcext:value-type="float">
            <text:p>4 214 94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0];[$'Character Growth Stats'.$A$3:$'Character Growth Stats'.$B$103];2;0)" office:value-type="float" office:value="4378791.02061113" calcext:value-type="float">
            <text:p>4 378 79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1];[$'Character Growth Stats'.$A$3:$'Character Growth Stats'.$B$103];2;0)" office:value-type="float" office:value="4549436.46592477" calcext:value-type="float">
            <text:p>4 549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02];[$'Character Growth Stats'.$A$3:$'Character Growth Stats'.$B$103];2;0)" office:value-type="float" office:value="4727183.90591649" calcext:value-type="float">
            <text:p>4 727 1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3];[$'Character Growth Stats'.$A$3:$'Character Growth Stats'.$B$103];2;0)" office:value-type="float" office:value="4912346.63323136" calcext:value-type="float">
            <text:p>4 912 3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4];[$'Character Growth Stats'.$A$3:$'Character Growth Stats'.$B$103];2;0)" office:value-type="float" office:value="5105252.50557044" calcext:value-type="float">
            <text:p>5 105 25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5];[$'Character Growth Stats'.$A$3:$'Character Growth Stats'.$B$103];2;0)" office:value-type="float" office:value="5306244.65605921" calcext:value-type="float">
            <text:p>5 306 24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6];[$'Character Growth Stats'.$A$3:$'Character Growth Stats'.$B$103];2;0)" office:value-type="float" office:value="5515682.23982692" calcext:value-type="float">
            <text:p>5 515 6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7];[$'Character Growth Stats'.$A$3:$'Character Growth Stats'.$B$103];2;0)" office:value-type="float" office:value="5733941.21872033" calcext:value-type="float">
            <text:p>5 733 9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8];[$'Character Growth Stats'.$A$3:$'Character Growth Stats'.$B$103];2;0)" office:value-type="float" office:value="5961415.18618104" calcext:value-type="float">
            <text:p>5 961 41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9];[$'Character Growth Stats'.$A$3:$'Character Growth Stats'.$B$103];2;0)" office:value-type="float" office:value="6198516.23442799" calcext:value-type="float">
            <text:p>6 198 5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0];[$'Character Growth Stats'.$A$3:$'Character Growth Stats'.$B$103];2;0)" office:value-type="float" office:value="6445675.86620543" calcext:value-type="float">
            <text:p>6 445 67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1];[$'Character Growth Stats'.$A$3:$'Character Growth Stats'.$B$103];2;0)" office:value-type="float" office:value="6703345.95348193" calcext:value-type="float">
            <text:p>6 703 34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2];[$'Character Growth Stats'.$A$3:$'Character Growth Stats'.$B$103];2;0)" office:value-type="float" office:value="6971999.74561883" calcext:value-type="float">
            <text:p>6 972 00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3];[$'Character Growth Stats'.$A$3:$'Character Growth Stats'.$B$103];2;0)" office:value-type="float" office:value="7252132.92966684" calcext:value-type="float">
            <text:p>7 252 13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4];[$'Character Growth Stats'.$A$3:$'Character Growth Stats'.$B$103];2;0)" office:value-type="float" office:value="7544264.7455979" calcext:value-type="float">
            <text:p>7 544 26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5];[$'Character Growth Stats'.$A$3:$'Character Growth Stats'.$B$103];2;0)" office:value-type="float" office:value="7848939.15943634" calcext:value-type="float">
            <text:p>7 848 93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6];[$'Character Growth Stats'.$A$3:$'Character Growth Stats'.$B$103];2;0)" office:value-type="float" office:value="8166726.09741984" calcext:value-type="float">
            <text:p>8 166 72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7];[$'Character Growth Stats'.$A$3:$'Character Growth Stats'.$B$103];2;0)" office:value-type="float" office:value="8498222.74449594" calcext:value-type="float">
            <text:p>8 498 2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8];[$'Character Growth Stats'.$A$3:$'Character Growth Stats'.$B$103];2;0)" office:value-type="float" office:value="8844054.91064644" calcext:value-type="float">
            <text:p>8 844 05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9];[$'Character Growth Stats'.$A$3:$'Character Growth Stats'.$B$103];2;0)" office:value-type="float" office:value="9204878.46872833" calcext:value-type="float">
            <text:p>9 204 87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20];[$'Character Growth Stats'.$A$3:$'Character Growth Stats'.$B$103];2;0)" office:value-type="float" office:value="9581380.86772875" calcext:value-type="float">
            <text:p>9 581 38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21];[$'Character Growth Stats'.$A$3:$'Character Growth Stats'.$B$103];2;0)" office:value-type="float" office:value="9974282.72555152" calcext:value-type="float">
            <text:p>9 974 2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number-columns-repeated="101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number-columns-repeated="1013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7];[$'Character Growth Stats'.$A$110:.$B$210];2;0)" office:value-type="float" office:value="98" calcext:value-type="float">
            <text:p>98</text:p>
          </table:table-cell>
          <table:table-cell table:style-name="ce135" table:formula="of:=[.J127]/7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127]" office:value-type="float" office:value="5" calcext:value-type="float">
            <text:p>5</text:p>
          </table:table-cell>
          <table:table-cell table:style-name="ce23" table:formula="of:=[.C127]" office:value-type="float" office:value="1" calcext:value-type="float">
            <text:p>1</text:p>
          </table:table-cell>
          <table:table-cell table:style-name="ce23" table:formula="of:=[.D127]" office:value-type="float" office:value="2" calcext:value-type="float">
            <text:p>2</text:p>
          </table:table-cell>
          <table:table-cell table:style-name="ce23" table:formula="of:=[.E127]" office:value-type="float" office:value="2" calcext:value-type="float">
            <text:p>2</text:p>
          </table:table-cell>
          <table:table-cell table:style-name="ce23" table:formula="of:=[.F127]" office:value-type="float" office:value="2" calcext:value-type="float">
            <text:p>2</text:p>
          </table:table-cell>
          <table:table-cell table:style-name="ce23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8];[$'Character Growth Stats'.$A$110:.$B$210];2;0)" office:value-type="float" office:value="109.902286408414" calcext:value-type="float">
            <text:p>110</text:p>
          </table:table-cell>
          <table:table-cell table:style-name="ce135" table:formula="of:=[.J128]/7" office:value-type="float" office:value="15.7003266297734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128]" office:value-type="float" office:value="5" calcext:value-type="float">
            <text:p>5</text:p>
          </table:table-cell>
          <table:table-cell table:style-name="ce23" table:formula="of:=[.C128]" office:value-type="float" office:value="1" calcext:value-type="float">
            <text:p>1</text:p>
          </table:table-cell>
          <table:table-cell table:style-name="ce23" table:formula="of:=[.D128]" office:value-type="float" office:value="2" calcext:value-type="float">
            <text:p>2</text:p>
          </table:table-cell>
          <table:table-cell table:style-name="ce23" table:formula="of:=[.E128]" office:value-type="float" office:value="2" calcext:value-type="float">
            <text:p>2</text:p>
          </table:table-cell>
          <table:table-cell table:style-name="ce23" table:formula="of:=[.F128]" office:value-type="float" office:value="2" calcext:value-type="float">
            <text:p>2</text:p>
          </table:table-cell>
          <table:table-cell table:style-name="ce23" table:formula="of:=[.G12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9];[$'Character Growth Stats'.$A$110:.$B$210];2;0)" office:value-type="float" office:value="123.603820813733" calcext:value-type="float">
            <text:p>124</text:p>
          </table:table-cell>
          <table:table-cell table:style-name="ce135" table:formula="of:=[.J129]/7" office:value-type="float" office:value="17.6576886876761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129]" office:value-type="float" office:value="5" calcext:value-type="float">
            <text:p>5</text:p>
          </table:table-cell>
          <table:table-cell table:style-name="ce23" table:formula="of:=[.C129]" office:value-type="float" office:value="1" calcext:value-type="float">
            <text:p>1</text:p>
          </table:table-cell>
          <table:table-cell table:style-name="ce23" table:formula="of:=[.D129]" office:value-type="float" office:value="2" calcext:value-type="float">
            <text:p>2</text:p>
          </table:table-cell>
          <table:table-cell table:style-name="ce23" table:formula="of:=[.E129]" office:value-type="float" office:value="2" calcext:value-type="float">
            <text:p>2</text:p>
          </table:table-cell>
          <table:table-cell table:style-name="ce23" table:formula="of:=[.F129]" office:value-type="float" office:value="2" calcext:value-type="float">
            <text:p>2</text:p>
          </table:table-cell>
          <table:table-cell table:style-name="ce23" table:formula="of:=[.G1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0];[$'Character Growth Stats'.$A$110:.$B$210];2;0)" office:value-type="float" office:value="139.422444563189" calcext:value-type="float">
            <text:p>139</text:p>
          </table:table-cell>
          <table:table-cell table:style-name="ce135" table:formula="of:=[.J130]/7" office:value-type="float" office:value="19.9174920804556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130]" office:value-type="float" office:value="5" calcext:value-type="float">
            <text:p>5</text:p>
          </table:table-cell>
          <table:table-cell table:style-name="ce23" table:formula="of:=[.C130]" office:value-type="float" office:value="1" calcext:value-type="float">
            <text:p>1</text:p>
          </table:table-cell>
          <table:table-cell table:style-name="ce23" table:formula="of:=[.D130]" office:value-type="float" office:value="2" calcext:value-type="float">
            <text:p>2</text:p>
          </table:table-cell>
          <table:table-cell table:style-name="ce23" table:formula="of:=[.E130]" office:value-type="float" office:value="2" calcext:value-type="float">
            <text:p>2</text:p>
          </table:table-cell>
          <table:table-cell table:style-name="ce23" table:formula="of:=[.F130]" office:value-type="float" office:value="2" calcext:value-type="float">
            <text:p>2</text:p>
          </table:table-cell>
          <table:table-cell table:style-name="ce23" table:formula="of:=[.G13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1];[$'Character Growth Stats'.$A$110:.$B$210];2;0)" office:value-type="float" office:value="157.739699991919" calcext:value-type="float">
            <text:p>158</text:p>
          </table:table-cell>
          <table:table-cell table:style-name="ce135" table:formula="of:=[.J131]/7" office:value-type="float" office:value="22.5342428559884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2];[$'Character Growth Stats'.$A$110:.$B$210];2;0)" office:value-type="float" office:value="179.015046542438" calcext:value-type="float">
            <text:p>179</text:p>
          </table:table-cell>
          <table:table-cell table:style-name="ce135" table:formula="of:=[.J132]/7" office:value-type="float" office:value="25.5735780774911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3];[$'Character Growth Stats'.$A$110:.$B$210];2;0)" office:value-type="float" office:value="203.803563870712" calcext:value-type="float">
            <text:p>204</text:p>
          </table:table-cell>
          <table:table-cell table:style-name="ce135" table:formula="of:=[.J133]/7" office:value-type="float" office:value="29.1147948386731" calcext:value-type="float">
            <text:p>29</text:p>
          </table:table-cell>
          <table:table-cell table:number-columns-repeated="1013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4];[$'Character Growth Stats'.$A$110:.$B$210];2;0)" office:value-type="float" office:value="232.778072918714" calcext:value-type="float">
            <text:p>233</text:p>
          </table:table-cell>
          <table:table-cell table:style-name="ce135" table:formula="of:=[.J134]/7" office:value-type="float" office:value="33.2540104169591" calcext:value-type="float">
            <text:p>33</text:p>
          </table:table-cell>
          <table:table-cell table:number-columns-repeated="1013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35];[$'Character Growth Stats'.$A$110:.$B$210];2;0)" office:value-type="float" office:value="266.756874454575" calcext:value-type="float">
            <text:p>267</text:p>
          </table:table-cell>
          <table:table-cell table:style-name="ce135" table:formula="of:=[.J135]/7" office:value-type="float" office:value="38.1081249220821" calcext:value-type="float">
            <text:p>38</text:p>
          </table:table-cell>
          <table:table-cell table:number-columns-repeated="1013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6];[$'Character Growth Stats'.$A$110:.$B$210];2;0)" office:value-type="float" office:value="306.738656268054" calcext:value-type="float">
            <text:p>307</text:p>
          </table:table-cell>
          <table:table-cell table:style-name="ce135" table:formula="of:=[.J136]/7" office:value-type="float" office:value="43.8198080382934" calcext:value-type="float">
            <text:p>44</text:p>
          </table:table-cell>
          <table:table-cell table:number-columns-repeated="1013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7];[$'Character Growth Stats'.$A$110:.$B$210];2;0)" office:value-type="float" office:value="353.946582582859" calcext:value-type="float">
            <text:p>354</text:p>
          </table:table-cell>
          <table:table-cell table:style-name="ce135" table:formula="of:=[.J137]/7" office:value-type="float" office:value="50.563797511837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8];[$'Character Growth Stats'.$A$110:.$B$210];2;0)" office:value-type="float" office:value="409.884189521645" calcext:value-type="float">
            <text:p>410</text:p>
          </table:table-cell>
          <table:table-cell table:style-name="ce135" table:formula="of:=[.J138]/7" office:value-type="float" office:value="58.5548842173779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9];[$'Character Growth Stats'.$A$110:.$B$210];2;0)" office:value-type="float" office:value="476.40651915729" calcext:value-type="float">
            <text:p>476</text:p>
          </table:table-cell>
          <table:table-cell table:style-name="ce135" table:formula="of:=[.J139]/7" office:value-type="float" office:value="68.0580741653271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0];[$'Character Growth Stats'.$A$110:.$B$210];2;0)" office:value-type="float" office:value="555.811000684928" calcext:value-type="float">
            <text:p>556</text:p>
          </table:table-cell>
          <table:table-cell table:style-name="ce135" table:formula="of:=[.J140]/7" office:value-type="float" office:value="79.4015715264183" calcext:value-type="float">
            <text:p>79</text:p>
          </table:table-cell>
          <table:table-cell table:number-columns-repeated="1013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1];[$'Character Growth Stats'.$A$110:.$B$210];2;0)" office:value-type="float" office:value="650.954024858558" calcext:value-type="float">
            <text:p>651</text:p>
          </table:table-cell>
          <table:table-cell table:style-name="ce135" table:formula="of:=[.J141]/7" office:value-type="float" office:value="92.9934321226511" calcext:value-type="float">
            <text:p>93</text:p>
          </table:table-cell>
          <table:table-cell table:number-columns-repeated="1013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2];[$'Character Growth Stats'.$A$110:.$B$210];2;0)" office:value-type="float" office:value="765.401086731342" calcext:value-type="float">
            <text:p>765</text:p>
          </table:table-cell>
          <table:table-cell table:style-name="ce135" table:formula="of:=[.J142]/7" office:value-type="float" office:value="109.343012390192" calcext:value-type="float">
            <text:p>109</text:p>
          </table:table-cell>
          <table:table-cell table:number-columns-repeated="1013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43];[$'Character Growth Stats'.$A$110:.$B$210];2;0)" office:value-type="float" office:value="903.620971026938" calcext:value-type="float">
            <text:p>904</text:p>
          </table:table-cell>
          <table:table-cell table:style-name="ce135" table:formula="of:=[.J143]/7" office:value-type="float" office:value="129.088710146705" calcext:value-type="float">
            <text:p>129</text:p>
          </table:table-cell>
          <table:table-cell table:number-columns-repeated="1013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4];[$'Character Growth Stats'.$A$110:.$B$210];2;0)" office:value-type="float" office:value="1071.23797264689" calcext:value-type="float">
            <text:p>1 071</text:p>
          </table:table-cell>
          <table:table-cell table:style-name="ce135" table:formula="of:=[.J144]/7" office:value-type="float" office:value="153.033996092413" calcext:value-type="float">
            <text:p>153</text:p>
          </table:table-cell>
          <table:table-cell table:number-columns-repeated="1013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5];[$'Character Growth Stats'.$A$110:.$B$210];2;0)" office:value-type="float" office:value="1275.36092824529" calcext:value-type="float">
            <text:p>1 275</text:p>
          </table:table-cell>
          <table:table-cell table:style-name="ce135" table:formula="of:=[.J145]/7" office:value-type="float" office:value="182.194418320756" calcext:value-type="float">
            <text:p>182</text:p>
          </table:table-cell>
          <table:table-cell table:number-columns-repeated="1013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6];[$'Character Growth Stats'.$A$110:.$B$210];2;0)" office:value-type="float" office:value="1525.01436851183" calcext:value-type="float">
            <text:p>1 525</text:p>
          </table:table-cell>
          <table:table-cell table:style-name="ce135" table:formula="of:=[.J146]/7" office:value-type="float" office:value="217.85919550169" calcext:value-type="float">
            <text:p>218</text:p>
          </table:table-cell>
          <table:table-cell table:number-columns-repeated="1013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7];[$'Character Growth Stats'.$A$110:.$B$210];2;0)" office:value-type="float" office:value="1831.70606729691" calcext:value-type="float">
            <text:p>1 832</text:p>
          </table:table-cell>
          <table:table-cell table:style-name="ce135" table:formula="of:=[.J147]/7" office:value-type="float" office:value="261.67229532813" calcext:value-type="float">
            <text:p>262</text:p>
          </table:table-cell>
          <table:table-cell table:number-columns-repeated="1013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8];[$'Character Growth Stats'.$A$110:.$B$210];2;0)" office:value-type="float" office:value="2210.17762804972" calcext:value-type="float">
            <text:p>2 210</text:p>
          </table:table-cell>
          <table:table-cell table:style-name="ce135" table:formula="of:=[.J148]/7" office:value-type="float" office:value="315.73966114996" calcext:value-type="float">
            <text:p>316</text:p>
          </table:table-cell>
          <table:table-cell table:number-columns-repeated="1013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9];[$'Character Growth Stats'.$A$110:.$B$210];2;0)" office:value-type="float" office:value="2679.40188166637" calcext:value-type="float">
            <text:p>2 679</text:p>
          </table:table-cell>
          <table:table-cell table:style-name="ce135" table:formula="of:=[.J149]/7" office:value-type="float" office:value="382.77169738091" calcext:value-type="float">
            <text:p>383</text:p>
          </table:table-cell>
          <table:table-cell table:number-columns-repeated="1013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0];[$'Character Growth Stats'.$A$110:.$B$210];2;0)" office:value-type="float" office:value="3263.91473166963" calcext:value-type="float">
            <text:p>3 264</text:p>
          </table:table-cell>
          <table:table-cell table:style-name="ce135" table:formula="of:=[.J150]/7" office:value-type="float" office:value="466.273533095661" calcext:value-type="float">
            <text:p>466</text:p>
          </table:table-cell>
          <table:table-cell table:number-columns-repeated="1013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1];[$'Character Growth Stats'.$A$110:.$B$210];2;0)" office:value-type="float" office:value="3837.19244364195" calcext:value-type="float">
            <text:p>3 837</text:p>
          </table:table-cell>
          <table:table-cell table:style-name="ce135" table:formula="of:=[.J151]/7" office:value-type="float" office:value="548.170349091707" calcext:value-type="float">
            <text:p>548</text:p>
          </table:table-cell>
          <table:table-cell table:number-columns-repeated="1013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2];[$'Character Growth Stats'.$A$110:.$B$210];2;0)" office:value-type="float" office:value="4525.78430677418" calcext:value-type="float">
            <text:p>4 526</text:p>
          </table:table-cell>
          <table:table-cell table:style-name="ce135" table:formula="of:=[.J152]/7" office:value-type="float" office:value="646.540615253454" calcext:value-type="float">
            <text:p>647</text:p>
          </table:table-cell>
          <table:table-cell table:number-columns-repeated="1013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3];[$'Character Growth Stats'.$A$110:.$B$210];2;0)" office:value-type="float" office:value="5355.59502211569" calcext:value-type="float">
            <text:p>5 356</text:p>
          </table:table-cell>
          <table:table-cell table:style-name="ce135" table:formula="of:=[.J153]/7" office:value-type="float" office:value="765.085003159384" calcext:value-type="float">
            <text:p>765</text:p>
          </table:table-cell>
          <table:table-cell table:number-columns-repeated="1013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4];[$'Character Growth Stats'.$A$110:.$B$210];2;0)" office:value-type="float" office:value="6358.9276510266" calcext:value-type="float">
            <text:p>6 359</text:p>
          </table:table-cell>
          <table:table-cell table:style-name="ce135" table:formula="of:=[.J154]/7" office:value-type="float" office:value="908.418235860943" calcext:value-type="float">
            <text:p>908</text:p>
          </table:table-cell>
          <table:table-cell table:number-columns-repeated="1013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5];[$'Character Growth Stats'.$A$110:.$B$210];2;0)" office:value-type="float" office:value="7576.20227886165" calcext:value-type="float">
            <text:p>7 576</text:p>
          </table:table-cell>
          <table:table-cell table:style-name="ce135" table:formula="of:=[.J155]/7" office:value-type="float" office:value="1082.31461126595" calcext:value-type="float">
            <text:p>1 082</text:p>
          </table:table-cell>
          <table:table-cell table:number-columns-repeated="1013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6];[$'Character Growth Stats'.$A$110:.$B$210];2;0)" office:value-type="float" office:value="9058.17262029459" calcext:value-type="float">
            <text:p>9 058</text:p>
          </table:table-cell>
          <table:table-cell table:style-name="ce135" table:formula="of:=[.J156]/7" office:value-type="float" office:value="1294.02466004208" calcext:value-type="float">
            <text:p>1 294</text:p>
          </table:table-cell>
          <table:table-cell table:number-columns-repeated="1013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7];[$'Character Growth Stats'.$A$110:.$B$210];2;0)" office:value-type="float" office:value="10868.795177951" calcext:value-type="float">
            <text:p>10 869</text:p>
          </table:table-cell>
          <table:table-cell table:style-name="ce135" table:formula="of:=[.J157]/7" office:value-type="float" office:value="1552.68502542157" calcext:value-type="float">
            <text:p>1 553</text:p>
          </table:table-cell>
          <table:table-cell table:number-columns-repeated="1013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8];[$'Character Growth Stats'.$A$110:.$B$210];2;0)" office:value-type="float" office:value="13088.9567498403" calcext:value-type="float">
            <text:p>13 089</text:p>
          </table:table-cell>
          <table:table-cell table:style-name="ce135" table:formula="of:=[.J158]/7" office:value-type="float" office:value="1869.8509642629" calcext:value-type="float">
            <text:p>1 870</text:p>
          </table:table-cell>
          <table:table-cell table:number-columns-repeated="1013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9];[$'Character Growth Stats'.$A$110:.$B$210];2;0)" office:value-type="float" office:value="15821.3352532811" calcext:value-type="float">
            <text:p>15 821</text:p>
          </table:table-cell>
          <table:table-cell table:style-name="ce135" table:formula="of:=[.J159]/7" office:value-type="float" office:value="2260.19075046873" calcext:value-type="float">
            <text:p>2 260</text:p>
          </table:table-cell>
          <table:table-cell table:number-columns-repeated="1013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0];[$'Character Growth Stats'.$A$110:.$B$210];2;0)" office:value-type="float" office:value="19196.7626809937" calcext:value-type="float">
            <text:p>19 197</text:p>
          </table:table-cell>
          <table:table-cell table:style-name="ce135" table:formula="of:=[.J160]/7" office:value-type="float" office:value="2742.39466871339" calcext:value-type="float">
            <text:p>2 742</text:p>
          </table:table-cell>
          <table:table-cell table:number-columns-repeated="1013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1];[$'Character Growth Stats'.$A$110:.$B$210];2;0)" office:value-type="float" office:value="23382.586837964" calcext:value-type="float">
            <text:p>23 383</text:p>
          </table:table-cell>
          <table:table-cell table:style-name="ce135" table:formula="of:=[.J161]/7" office:value-type="float" office:value="3340.36954828057" calcext:value-type="float">
            <text:p>3 340</text:p>
          </table:table-cell>
          <table:table-cell table:number-columns-repeated="1013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2];[$'Character Growth Stats'.$A$110:.$B$210];2;0)" office:value-type="float" office:value="28593.703337539" calcext:value-type="float">
            <text:p>28 594</text:p>
          </table:table-cell>
          <table:table-cell table:style-name="ce135" table:formula="of:=[.J162]/7" office:value-type="float" office:value="4084.81476250557" calcext:value-type="float">
            <text:p>4 085</text:p>
          </table:table-cell>
          <table:table-cell table:number-columns-repeated="1013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3];[$'Character Growth Stats'.$A$110:.$B$210];2;0)" office:value-type="float" office:value="35107.1694256139" calcext:value-type="float">
            <text:p>35 107</text:p>
          </table:table-cell>
          <table:table-cell table:style-name="ce135" table:formula="of:=[.J163]/7" office:value-type="float" office:value="5015.30991794484" calcext:value-type="float">
            <text:p>5 015</text:p>
          </table:table-cell>
          <table:table-cell table:number-columns-repeated="1013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4];[$'Character Growth Stats'.$A$110:.$B$210];2;0)" office:value-type="float" office:value="43281.6422964137" calcext:value-type="float">
            <text:p>43 282</text:p>
          </table:table-cell>
          <table:table-cell table:style-name="ce135" table:formula="of:=[.J164]/7" office:value-type="float" office:value="6183.09175663053" calcext:value-type="float">
            <text:p>6 183</text:p>
          </table:table-cell>
          <table:table-cell table:number-columns-repeated="1013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5];[$'Character Growth Stats'.$A$110:.$B$210];2;0)" office:value-type="float" office:value="53583.3431065214" calcext:value-type="float">
            <text:p>53 583</text:p>
          </table:table-cell>
          <table:table-cell table:style-name="ce135" table:formula="of:=[.J165]/7" office:value-type="float" office:value="7654.76330093163" calcext:value-type="float">
            <text:p>7 655</text:p>
          </table:table-cell>
          <table:table-cell table:number-columns-repeated="1013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6];[$'Character Growth Stats'.$A$110:.$B$210];2;0)" office:value-type="float" office:value="66620.8857049882" calcext:value-type="float">
            <text:p>66 621</text:p>
          </table:table-cell>
          <table:table-cell table:style-name="ce135" table:formula="of:=[.J166]/7" office:value-type="float" office:value="9517.26938642689" calcext:value-type="float">
            <text:p>9 517</text:p>
          </table:table-cell>
          <table:table-cell table:number-columns-repeated="1013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67];[$'Character Growth Stats'.$A$110:.$B$210];2;0)" office:value-type="float" office:value="83192.2001877524" calcext:value-type="float">
            <text:p>83 192</text:p>
          </table:table-cell>
          <table:table-cell table:style-name="ce135" table:formula="of:=[.J167]/7" office:value-type="float" office:value="11884.6000268218" calcext:value-type="float">
            <text:p>11 885</text:p>
          </table:table-cell>
          <table:table-cell table:number-columns-repeated="1013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8];[$'Character Growth Stats'.$A$110:.$B$210];2;0)" office:value-type="float" office:value="104348.03194202" calcext:value-type="float">
            <text:p>104 348</text:p>
          </table:table-cell>
          <table:table-cell table:style-name="ce135" table:formula="of:=[.J168]/7" office:value-type="float" office:value="14906.8617060029" calcext:value-type="float">
            <text:p>14 907</text:p>
          </table:table-cell>
          <table:table-cell table:number-columns-repeated="1013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9];[$'Character Growth Stats'.$A$110:.$B$210];2;0)" office:value-type="float" office:value="131478.259930239" calcext:value-type="float">
            <text:p>131 478</text:p>
          </table:table-cell>
          <table:table-cell table:style-name="ce135" table:formula="of:=[.J169]/7" office:value-type="float" office:value="18782.6085614627" calcext:value-type="float">
            <text:p>18 783</text:p>
          </table:table-cell>
          <table:table-cell table:number-columns-repeated="1013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0];[$'Character Growth Stats'.$A$110:.$B$210];2;0)" office:value-type="float" office:value="166429.775235015" calcext:value-type="float">
            <text:p>166 430</text:p>
          </table:table-cell>
          <table:table-cell table:style-name="ce135" table:formula="of:=[.J170]/7" office:value-type="float" office:value="23775.6821764307" calcext:value-type="float">
            <text:p>23 776</text:p>
          </table:table-cell>
          <table:table-cell table:number-columns-repeated="1013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1];[$'Character Growth Stats'.$A$110:.$B$210];2;0)" office:value-type="float" office:value="211668.214896934" calcext:value-type="float">
            <text:p>211 668</text:p>
          </table:table-cell>
          <table:table-cell table:style-name="ce135" table:formula="of:=[.J171]/7" office:value-type="float" office:value="30238.3164138477" calcext:value-type="float">
            <text:p>30 238</text:p>
          </table:table-cell>
          <table:table-cell table:number-columns-repeated="1013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2];[$'Character Growth Stats'.$A$110:.$B$210];2;0)" office:value-type="float" office:value="270500.928481502" calcext:value-type="float">
            <text:p>270 501</text:p>
          </table:table-cell>
          <table:table-cell table:style-name="ce135" table:formula="of:=[.J172]/7" office:value-type="float" office:value="38642.9897830717" calcext:value-type="float">
            <text:p>38 643</text:p>
          </table:table-cell>
          <table:table-cell table:number-columns-repeated="1013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3];[$'Character Growth Stats'.$A$110:.$B$210];2;0)" office:value-type="float" office:value="347385.858721931" calcext:value-type="float">
            <text:p>347 386</text:p>
          </table:table-cell>
          <table:table-cell table:style-name="ce135" table:formula="of:=[.J173]/7" office:value-type="float" office:value="49626.5512459901" calcext:value-type="float">
            <text:p>49 627</text:p>
          </table:table-cell>
          <table:table-cell table:number-columns-repeated="1013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4];[$'Character Growth Stats'.$A$110:.$B$210];2;0)" office:value-type="float" office:value="448361.566709182" calcext:value-type="float">
            <text:p>448 362</text:p>
          </table:table-cell>
          <table:table-cell table:style-name="ce135" table:formula="of:=[.J174]/7" office:value-type="float" office:value="64051.652387026" calcext:value-type="float">
            <text:p>64 052</text:p>
          </table:table-cell>
          <table:table-cell table:number-columns-repeated="1013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75];[$'Character Growth Stats'.$A$110:.$B$210];2;0)" office:value-type="float" office:value="581648.946216105" calcext:value-type="float">
            <text:p>581 649</text:p>
          </table:table-cell>
          <table:table-cell table:style-name="ce135" table:formula="of:=[.J175]/7" office:value-type="float" office:value="83092.7066023007" calcext:value-type="float">
            <text:p>83 093</text:p>
          </table:table-cell>
          <table:table-cell table:number-columns-repeated="1013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6];[$'Character Growth Stats'.$A$110:.$B$210];2;0)" office:value-type="float" office:value="621561.706448999" calcext:value-type="float">
            <text:p>621 562</text:p>
          </table:table-cell>
          <table:table-cell table:style-name="ce135" table:formula="of:=[.J176]/7" office:value-type="float" office:value="88794.5294927141" calcext:value-type="float">
            <text:p>88 795</text:p>
          </table:table-cell>
          <table:table-cell table:number-columns-repeated="1013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7];[$'Character Growth Stats'.$A$110:.$B$210];2;0)" office:value-type="float" office:value="664433.730425406" calcext:value-type="float">
            <text:p>664 434</text:p>
          </table:table-cell>
          <table:table-cell table:style-name="ce135" table:formula="of:=[.J177]/7" office:value-type="float" office:value="94919.1043464866" calcext:value-type="float">
            <text:p>94 919</text:p>
          </table:table-cell>
          <table:table-cell table:number-columns-repeated="1013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8];[$'Character Growth Stats'.$A$110:.$B$210];2;0)" office:value-type="float" office:value="710499.750814829" calcext:value-type="float">
            <text:p>710 500</text:p>
          </table:table-cell>
          <table:table-cell table:style-name="ce135" table:formula="of:=[.J178]/7" office:value-type="float" office:value="101499.964402118" calcext:value-type="float">
            <text:p>101 500</text:p>
          </table:table-cell>
          <table:table-cell table:number-columns-repeated="1013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9];[$'Character Growth Stats'.$A$110:.$B$210];2;0)" office:value-type="float" office:value="760014.275151498" calcext:value-type="float">
            <text:p>760 014</text:p>
          </table:table-cell>
          <table:table-cell table:style-name="ce135" table:formula="of:=[.J179]/7" office:value-type="float" office:value="108573.467878785" calcext:value-type="float">
            <text:p>108 573</text:p>
          </table:table-cell>
          <table:table-cell table:number-columns-repeated="1013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0];[$'Character Growth Stats'.$A$110:.$B$210];2;0)" office:value-type="float" office:value="813253.345164769" calcext:value-type="float">
            <text:p>813 253</text:p>
          </table:table-cell>
          <table:table-cell table:style-name="ce135" table:formula="of:=[.J180]/7" office:value-type="float" office:value="116179.049309253" calcext:value-type="float">
            <text:p>116 179</text:p>
          </table:table-cell>
          <table:table-cell table:number-columns-repeated="1013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1];[$'Character Growth Stats'.$A$110:.$B$210];2;0)" office:value-type="float" office:value="870516.460661225" calcext:value-type="float">
            <text:p>870 516</text:p>
          </table:table-cell>
          <table:table-cell table:style-name="ce135" table:formula="of:=[.J181]/7" office:value-type="float" office:value="124359.494380175" calcext:value-type="float">
            <text:p>124 359</text:p>
          </table:table-cell>
          <table:table-cell table:number-columns-repeated="1013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2];[$'Character Growth Stats'.$A$110:.$B$210];2;0)" office:value-type="float" office:value="932128.684078002" calcext:value-type="float">
            <text:p>932 129</text:p>
          </table:table-cell>
          <table:table-cell table:style-name="ce135" table:formula="of:=[.J182]/7" office:value-type="float" office:value="133161.240582572" calcext:value-type="float">
            <text:p>133 161</text:p>
          </table:table-cell>
          <table:table-cell table:number-columns-repeated="1013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83];[$'Character Growth Stats'.$A$110:.$B$210];2;0)" office:value-type="float" office:value="998442.943475525" calcext:value-type="float">
            <text:p>998 443</text:p>
          </table:table-cell>
          <table:table-cell table:style-name="ce135" table:formula="of:=[.J183]/7" office:value-type="float" office:value="142634.706210789" calcext:value-type="float">
            <text:p>142 635</text:p>
          </table:table-cell>
          <table:table-cell table:number-columns-repeated="1013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4];[$'Character Growth Stats'.$A$110:.$B$210];2;0)" office:value-type="float" office:value="1069842.55356205" calcext:value-type="float">
            <text:p>1 069 843</text:p>
          </table:table-cell>
          <table:table-cell table:style-name="ce135" table:formula="of:=[.J184]/7" office:value-type="float" office:value="152834.650508864" calcext:value-type="float">
            <text:p>152 835</text:p>
          </table:table-cell>
          <table:table-cell table:number-columns-repeated="1013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5];[$'Character Growth Stats'.$A$110:.$B$210];2;0)" office:value-type="float" office:value="1146743.97636163" calcext:value-type="float">
            <text:p>1 146 744</text:p>
          </table:table-cell>
          <table:table-cell table:style-name="ce135" table:formula="of:=[.J185]/7" office:value-type="float" office:value="163820.568051661" calcext:value-type="float">
            <text:p>163 821</text:p>
          </table:table-cell>
          <table:table-cell table:number-columns-repeated="1013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6];[$'Character Growth Stats'.$A$110:.$B$210];2;0)" office:value-type="float" office:value="1229599.84537303" calcext:value-type="float">
            <text:p>1 229 600</text:p>
          </table:table-cell>
          <table:table-cell table:style-name="ce135" table:formula="of:=[.J186]/7" office:value-type="float" office:value="175657.120767576" calcext:value-type="float">
            <text:p>175 657</text:p>
          </table:table-cell>
          <table:table-cell table:number-columns-repeated="1013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7];[$'Character Growth Stats'.$A$110:.$B$210];2;0)" office:value-type="float" office:value="1318902.27954378" calcext:value-type="float">
            <text:p>1 318 902</text:p>
          </table:table-cell>
          <table:table-cell table:style-name="ce135" table:formula="of:=[.J187]/7" office:value-type="float" office:value="188414.611363397" calcext:value-type="float">
            <text:p>188 415</text:p>
          </table:table-cell>
          <table:table-cell table:number-columns-repeated="1013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8];[$'Character Growth Stats'.$A$110:.$B$210];2;0)" office:value-type="float" office:value="1415186.51612791" calcext:value-type="float">
            <text:p>1 415 187</text:p>
          </table:table-cell>
          <table:table-cell table:style-name="ce135" table:formula="of:=[.J188]/7" office:value-type="float" office:value="202169.502303987" calcext:value-type="float">
            <text:p>202 170</text:p>
          </table:table-cell>
          <table:table-cell table:number-columns-repeated="1013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9];[$'Character Growth Stats'.$A$110:.$B$210];2;0)" office:value-type="float" office:value="1519034.89453817" calcext:value-type="float">
            <text:p>1 519 035</text:p>
          </table:table-cell>
          <table:table-cell table:style-name="ce135" table:formula="of:=[.J189]/7" office:value-type="float" office:value="217004.984934024" calcext:value-type="float">
            <text:p>217 005</text:p>
          </table:table-cell>
          <table:table-cell table:number-columns-repeated="1013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0];[$'Character Growth Stats'.$A$110:.$B$210];2;0)" office:value-type="float" office:value="1631081.22667703" calcext:value-type="float">
            <text:p>1 631 081</text:p>
          </table:table-cell>
          <table:table-cell table:style-name="ce135" table:formula="of:=[.J190]/7" office:value-type="float" office:value="233011.603811004" calcext:value-type="float">
            <text:p>233 012</text:p>
          </table:table-cell>
          <table:table-cell table:number-columns-repeated="1013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1];[$'Character Growth Stats'.$A$110:.$B$210];2;0)" office:value-type="float" office:value="1752015.59297312" calcext:value-type="float">
            <text:p>1 752 016</text:p>
          </table:table-cell>
          <table:table-cell table:style-name="ce135" table:formula="of:=[.J191]/7" office:value-type="float" office:value="250287.941853303" calcext:value-type="float">
            <text:p>250 288</text:p>
          </table:table-cell>
          <table:table-cell table:number-columns-repeated="1013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2];[$'Character Growth Stats'.$A$110:.$B$210];2;0)" office:value-type="float" office:value="1882589.6075027" calcext:value-type="float">
            <text:p>1 882 590</text:p>
          </table:table-cell>
          <table:table-cell table:style-name="ce135" table:formula="of:=[.J192]/7" office:value-type="float" office:value="268941.372500386" calcext:value-type="float">
            <text:p>268 941</text:p>
          </table:table-cell>
          <table:table-cell table:number-columns-repeated="1013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3];[$'Character Growth Stats'.$A$110:.$B$210];2;0)" office:value-type="float" office:value="2023622.20018625" calcext:value-type="float">
            <text:p>2 023 622</text:p>
          </table:table-cell>
          <table:table-cell table:style-name="ce135" table:formula="of:=[.J193]/7" office:value-type="float" office:value="289088.885740893" calcext:value-type="float">
            <text:p>289 089</text:p>
          </table:table-cell>
          <table:table-cell table:number-columns-repeated="1013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4];[$'Character Growth Stats'.$A$110:.$B$210];2;0)" office:value-type="float" office:value="2176005.96917057" calcext:value-type="float">
            <text:p>2 176 006</text:p>
          </table:table-cell>
          <table:table-cell table:style-name="ce135" table:formula="of:=[.J194]/7" office:value-type="float" office:value="310857.995595796" calcext:value-type="float">
            <text:p>310 858</text:p>
          </table:table-cell>
          <table:table-cell table:number-columns-repeated="1013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5];[$'Character Growth Stats'.$A$110:.$B$210];2;0)" office:value-type="float" office:value="2340714.16219519" calcext:value-type="float">
            <text:p>2 340 714</text:p>
          </table:table-cell>
          <table:table-cell table:style-name="ce135" table:formula="of:=[.J195]/7" office:value-type="float" office:value="334387.737456456" calcext:value-type="float">
            <text:p>334 388</text:p>
          </table:table-cell>
          <table:table-cell table:number-columns-repeated="1013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6];[$'Character Growth Stats'.$A$110:.$B$210];2;0)" office:value-type="float" office:value="2518808.35206406" calcext:value-type="float">
            <text:p>2 518 808</text:p>
          </table:table-cell>
          <table:table-cell table:style-name="ce135" table:formula="of:=[.J196]/7" office:value-type="float" office:value="359829.76458058" calcext:value-type="float">
            <text:p>359 830</text:p>
          </table:table-cell>
          <table:table-cell table:number-columns-repeated="1013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7];[$'Character Growth Stats'.$A$110:.$B$210];2;0)" office:value-type="float" office:value="2711446.87837286" calcext:value-type="float">
            <text:p>2 711 447</text:p>
          </table:table-cell>
          <table:table-cell table:style-name="ce135" table:formula="of:=[.J197]/7" office:value-type="float" office:value="387349.554053266" calcext:value-type="float">
            <text:p>387 350</text:p>
          </table:table-cell>
          <table:table-cell table:number-columns-repeated="1013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8];[$'Character Growth Stats'.$A$110:.$B$210];2;0)" office:value-type="float" office:value="2919894.1354605" calcext:value-type="float">
            <text:p>2 919 894</text:p>
          </table:table-cell>
          <table:table-cell table:style-name="ce135" table:formula="of:=[.J198]/7" office:value-type="float" office:value="417127.733637214" calcext:value-type="float">
            <text:p>417 128</text:p>
          </table:table-cell>
          <table:table-cell table:number-columns-repeated="1013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9];[$'Character Growth Stats'.$A$110:.$B$210];2;0)" office:value-type="float" office:value="3145530.79525244" calcext:value-type="float">
            <text:p>3 145 531</text:p>
          </table:table-cell>
          <table:table-cell table:style-name="ce135" table:formula="of:=[.J199]/7" office:value-type="float" office:value="449361.54217892" calcext:value-type="float">
            <text:p>449 362</text:p>
          </table:table-cell>
          <table:table-cell table:number-columns-repeated="1013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0];[$'Character Growth Stats'.$A$110:.$B$210];2;0)" office:value-type="float" office:value="3389865.06334698" calcext:value-type="float">
            <text:p>3 389 865</text:p>
          </table:table-cell>
          <table:table-cell table:style-name="ce135" table:formula="of:=[.J200]/7" office:value-type="float" office:value="484266.437620997" calcext:value-type="float">
            <text:p>484 266</text:p>
          </table:table-cell>
          <table:table-cell table:number-columns-repeated="1013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1];[$'Character Growth Stats'.$A$110:.$B$210];2;0)" office:value-type="float" office:value="3519717.98310167" calcext:value-type="float">
            <text:p>3 519 718</text:p>
          </table:table-cell>
          <table:table-cell table:style-name="ce135" table:formula="of:=[.J201]/7" office:value-type="float" office:value="502816.85472881" calcext:value-type="float">
            <text:p>502 817</text:p>
          </table:table-cell>
          <table:table-cell table:number-columns-repeated="1013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2];[$'Character Growth Stats'.$A$110:.$B$210];2;0)" office:value-type="float" office:value="3654888.53635765" calcext:value-type="float">
            <text:p>3 654 889</text:p>
          </table:table-cell>
          <table:table-cell table:style-name="ce135" table:formula="of:=[.J202]/7" office:value-type="float" office:value="522126.933765379" calcext:value-type="float">
            <text:p>522 127</text:p>
          </table:table-cell>
          <table:table-cell table:number-columns-repeated="1013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3];[$'Character Growth Stats'.$A$110:.$B$210];2;0)" office:value-type="float" office:value="3795607.72707861" calcext:value-type="float">
            <text:p>3 795 608</text:p>
          </table:table-cell>
          <table:table-cell table:style-name="ce135" table:formula="of:=[.J203]/7" office:value-type="float" office:value="542229.675296944" calcext:value-type="float">
            <text:p>542 230</text:p>
          </table:table-cell>
          <table:table-cell table:number-columns-repeated="1013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4];[$'Character Growth Stats'.$A$110:.$B$210];2;0)" office:value-type="float" office:value="3942117.14190123" calcext:value-type="float">
            <text:p>3 942 117</text:p>
          </table:table-cell>
          <table:table-cell table:style-name="ce135" table:formula="of:=[.J204]/7" office:value-type="float" office:value="563159.591700176" calcext:value-type="float">
            <text:p>563 160</text:p>
          </table:table-cell>
          <table:table-cell table:number-columns-repeated="1013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5];[$'Character Growth Stats'.$A$110:.$B$210];2;0)" office:value-type="float" office:value="4094669.4590159" calcext:value-type="float">
            <text:p>4 094 669</text:p>
          </table:table-cell>
          <table:table-cell table:style-name="ce135" table:formula="of:=[.J205]/7" office:value-type="float" office:value="584952.779859414" calcext:value-type="float">
            <text:p>584 953</text:p>
          </table:table-cell>
          <table:table-cell table:number-columns-repeated="1013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6];[$'Character Growth Stats'.$A$110:.$B$210];2;0)" office:value-type="float" office:value="4253528.98263474" calcext:value-type="float">
            <text:p>4 253 529</text:p>
          </table:table-cell>
          <table:table-cell table:style-name="ce135" table:formula="of:=[.J206]/7" office:value-type="float" office:value="607646.997519249" calcext:value-type="float">
            <text:p>607 647</text:p>
          </table:table-cell>
          <table:table-cell table:number-columns-repeated="1013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07];[$'Character Growth Stats'.$A$110:.$B$210];2;0)" office:value-type="float" office:value="4418972.20438775" calcext:value-type="float">
            <text:p>4 418 972</text:p>
          </table:table-cell>
          <table:table-cell table:style-name="ce135" table:formula="of:=[.J207]/7" office:value-type="float" office:value="631281.743483964" calcext:value-type="float">
            <text:p>631 282</text:p>
          </table:table-cell>
          <table:table-cell table:number-columns-repeated="1013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8];[$'Character Growth Stats'.$A$110:.$B$210];2;0)" office:value-type="float" office:value="4591288.3930613" calcext:value-type="float">
            <text:p>4 591 288</text:p>
          </table:table-cell>
          <table:table-cell table:style-name="ce135" table:formula="of:=[.J208]/7" office:value-type="float" office:value="655898.3418659" calcext:value-type="float">
            <text:p>655 898</text:p>
          </table:table-cell>
          <table:table-cell table:number-columns-repeated="1013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9];[$'Character Growth Stats'.$A$110:.$B$210];2;0)" office:value-type="float" office:value="4770780.21417013" calcext:value-type="float">
            <text:p>4 770 780</text:p>
          </table:table-cell>
          <table:table-cell table:style-name="ce135" table:formula="of:=[.J209]/7" office:value-type="float" office:value="681540.030595733" calcext:value-type="float">
            <text:p>681 540</text:p>
          </table:table-cell>
          <table:table-cell table:number-columns-repeated="1013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0];[$'Character Growth Stats'.$A$110:.$B$210];2;0)" office:value-type="float" office:value="4957764.38093563" calcext:value-type="float">
            <text:p>4 957 764</text:p>
          </table:table-cell>
          <table:table-cell table:style-name="ce135" table:formula="of:=[.J210]/7" office:value-type="float" office:value="708252.054419376" calcext:value-type="float">
            <text:p>708 252</text:p>
          </table:table-cell>
          <table:table-cell table:number-columns-repeated="1013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1];[$'Character Growth Stats'.$A$110:.$B$210];2;0)" office:value-type="float" office:value="5152572.33832949" calcext:value-type="float">
            <text:p>5 152 572</text:p>
          </table:table-cell>
          <table:table-cell table:style-name="ce135" table:formula="of:=[.J211]/7" office:value-type="float" office:value="736081.762618499" calcext:value-type="float">
            <text:p>736 082</text:p>
          </table:table-cell>
          <table:table-cell table:number-columns-repeated="1013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2];[$'Character Growth Stats'.$A$110:.$B$210];2;0)" office:value-type="float" office:value="5355550.98193268" calcext:value-type="float">
            <text:p>5 355 551</text:p>
          </table:table-cell>
          <table:table-cell table:style-name="ce135" table:formula="of:=[.J212]/7" office:value-type="float" office:value="765078.711704669" calcext:value-type="float">
            <text:p>765 079</text:p>
          </table:table-cell>
          <table:table-cell table:number-columns-repeated="1013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3];[$'Character Growth Stats'.$A$110:.$B$210];2;0)" office:value-type="float" office:value="5567063.41345608" calcext:value-type="float">
            <text:p>5 567 063</text:p>
          </table:table-cell>
          <table:table-cell table:style-name="ce135" table:formula="of:=[.J213]/7" office:value-type="float" office:value="795294.773350869" calcext:value-type="float">
            <text:p>795 295</text:p>
          </table:table-cell>
          <table:table-cell table:number-columns-repeated="1013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4];[$'Character Growth Stats'.$A$110:.$B$210];2;0)" office:value-type="float" office:value="5787489.73487088" calcext:value-type="float">
            <text:p>5 787 490</text:p>
          </table:table-cell>
          <table:table-cell table:style-name="ce135" table:formula="of:=[.J214]/7" office:value-type="float" office:value="826784.247838697" calcext:value-type="float">
            <text:p>826 784</text:p>
          </table:table-cell>
          <table:table-cell table:number-columns-repeated="1013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15];[$'Character Growth Stats'.$A$110:.$B$210];2;0)" office:value-type="float" office:value="6017227.8832043" calcext:value-type="float">
            <text:p>6 017 228</text:p>
          </table:table-cell>
          <table:table-cell table:style-name="ce135" table:formula="of:=[.J215]/7" office:value-type="float" office:value="859603.9833149" calcext:value-type="float">
            <text:p>859 604</text:p>
          </table:table-cell>
          <table:table-cell table:number-columns-repeated="1013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6];[$'Character Growth Stats'.$A$110:.$B$210];2;0)" office:value-type="float" office:value="6256694.50817005" calcext:value-type="float">
            <text:p>6 256 695</text:p>
          </table:table-cell>
          <table:table-cell table:style-name="ce135" table:formula="of:=[.J216]/7" office:value-type="float" office:value="893813.50116715" calcext:value-type="float">
            <text:p>893 814</text:p>
          </table:table-cell>
          <table:table-cell table:number-columns-repeated="1013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7];[$'Character Growth Stats'.$A$110:.$B$210];2;0)" office:value-type="float" office:value="6506325.89492306" calcext:value-type="float">
            <text:p>6 506 326</text:p>
          </table:table-cell>
          <table:table-cell table:style-name="ce135" table:formula="of:=[.J217]/7" office:value-type="float" office:value="929475.127846152" calcext:value-type="float">
            <text:p>929 475</text:p>
          </table:table-cell>
          <table:table-cell table:number-columns-repeated="1013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8];[$'Character Growth Stats'.$A$110:.$B$210];2;0)" office:value-type="float" office:value="6766578.93435516" calcext:value-type="float">
            <text:p>6 766 579</text:p>
          </table:table-cell>
          <table:table-cell table:style-name="ce135" table:formula="of:=[.J218]/7" office:value-type="float" office:value="966654.133479309" calcext:value-type="float">
            <text:p>966 654</text:p>
          </table:table-cell>
          <table:table-cell table:number-columns-repeated="1013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9];[$'Character Growth Stats'.$A$110:.$B$210];2;0)" office:value-type="float" office:value="7037932.14348311" calcext:value-type="float">
            <text:p>7 037 932</text:p>
          </table:table-cell>
          <table:table-cell table:style-name="ce135" table:formula="of:=[.J219]/7" office:value-type="float" office:value="1005418.87764044" calcext:value-type="float">
            <text:p>1 005 419</text:p>
          </table:table-cell>
          <table:table-cell table:number-columns-repeated="1013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0];[$'Character Growth Stats'.$A$110:.$B$210];2;0)" office:value-type="float" office:value="7320886.73862219" calcext:value-type="float">
            <text:p>7 320 887</text:p>
          </table:table-cell>
          <table:table-cell table:style-name="ce135" table:formula="of:=[.J220]/7" office:value-type="float" office:value="1045840.96266031" calcext:value-type="float">
            <text:p>1 045 841</text:p>
          </table:table-cell>
          <table:table-cell table:number-columns-repeated="1013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1];[$'Character Growth Stats'.$A$110:.$B$210];2;0)" office:value-type="float" office:value="7615967.76418928" calcext:value-type="float">
            <text:p>7 615 968</text:p>
          </table:table-cell>
          <table:table-cell table:style-name="ce135" table:formula="of:=[.J221]/7" office:value-type="float" office:value="1087995.39488418" calcext:value-type="float">
            <text:p>1 087 995</text:p>
          </table:table-cell>
          <table:table-cell table:number-columns-repeated="1013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2];[$'Character Growth Stats'.$A$110:.$B$210];2;0)" office:value-type="float" office:value="7923725.28013863" calcext:value-type="float">
            <text:p>7 923 725</text:p>
          </table:table-cell>
          <table:table-cell table:style-name="ce135" table:formula="of:=[.J222]/7" office:value-type="float" office:value="1131960.75430552" calcext:value-type="float">
            <text:p>1 131 961</text:p>
          </table:table-cell>
          <table:table-cell table:number-columns-repeated="1013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23];[$'Character Growth Stats'.$A$110:.$B$210];2;0)" office:value-type="float" office:value="8244735.61120142" calcext:value-type="float">
            <text:p>8 244 736</text:p>
          </table:table-cell>
          <table:table-cell table:style-name="ce135" table:formula="of:=[.J223]/7" office:value-type="float" office:value="1177819.37302877" calcext:value-type="float">
            <text:p>1 177 819</text:p>
          </table:table-cell>
          <table:table-cell table:number-columns-repeated="1013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4];[$'Character Growth Stats'.$A$110:.$B$210];2;0)" office:value-type="float" office:value="8579602.66127897" calcext:value-type="float">
            <text:p>8 579 603</text:p>
          </table:table-cell>
          <table:table-cell table:style-name="ce135" table:formula="of:=[.J224]/7" office:value-type="float" office:value="1225657.52303985" calcext:value-type="float">
            <text:p>1 225 658</text:p>
          </table:table-cell>
          <table:table-cell table:number-columns-repeated="1013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5];[$'Character Growth Stats'.$A$110:.$B$210];2;0)" office:value-type="float" office:value="8928959.29652752" calcext:value-type="float">
            <text:p>8 928 959</text:p>
          </table:table-cell>
          <table:table-cell table:style-name="ce135" table:formula="of:=[.J225]/7" office:value-type="float" office:value="1275565.61378965" calcext:value-type="float">
            <text:p>1 275 566</text:p>
          </table:table-cell>
          <table:table-cell table:number-columns-repeated="1013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6];[$'Character Growth Stats'.$A$110:.$B$210];2;0)" office:value-type="float" office:value="9293468.8008724" calcext:value-type="float">
            <text:p>9 293 469</text:p>
          </table:table-cell>
          <table:table-cell table:style-name="ce135" table:formula="of:=[.J226]/7" office:value-type="float" office:value="1327638.40012463" calcext:value-type="float">
            <text:p>1 327 638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5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,70</text:p>
          </table:table-cell>
          <table:table-cell table:style-name="ce49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,70</text:p>
          </table:table-cell>
          <table:table-cell table:style-name="ce49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,60</text:p>
          </table:table-cell>
          <table:table-cell table:style-name="ce49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49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49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49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49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49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49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49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49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49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49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49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49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39.5" calcext:value-type="float">
            <text:p>39,50</text:p>
          </table:table-cell>
          <table:table-cell table:style-name="ce49" table:formula="of:=[.G22]/7+[.I22]/10+[.K22]/10+[.L22]/10-[.O22]" office:value-type="float" office:value="21.285714285714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g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3]/5+[.I23]/5+[.K23]/10+[.P23]-[.O23]+[.F23]+[.J23]/10+[.L23]/10+[.N23]" office:value-type="float" office:value="45.8" calcext:value-type="float">
            <text:p>45,80</text:p>
          </table:table-cell>
          <table:table-cell table:style-name="ce49" table:formula="of:=[.G23]/7+[.I23]/10+[.K23]/10+[.L23]/10-[.O23]" office:value-type="float" office:value="26.2142857142857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rver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8" table:formula="of:=[.G24]/5+[.I24]/5+[.K24]/10+[.P24]-[.O24]+[.F24]+[.J24]/10+[.L24]/10+[.N24]" office:value-type="float" office:value="88" calcext:value-type="float">
            <text:p>88,00</text:p>
          </table:table-cell>
          <table:table-cell table:style-name="ce49" table:formula="of:=[.G24]/7+[.I24]/10+[.K24]/10+[.L24]/10-[.O24]" office:value-type="float" office:value="51.8571428571429" calcext:value-type="float">
            <text:p>51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ndromaliu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48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49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ini-Yeti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49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table:table-column table:style-name="co24" table:default-cell-style-name="Default"/>
        <table:table-column table:style-name="co14" table:number-columns-repeated="3" table:default-cell-style-name="Default"/>
        <table:table-column table:style-name="co25" table:default-cell-style-name="Default"/>
        <table:table-column table:style-name="co14" table:number-columns-repeated="5" table:default-cell-style-name="Default"/>
        <table:table-column table:style-name="co26" table:default-cell-style-name="Default"/>
        <table:table-row table:style-name="ro5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5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51" office:value-type="string" calcext:value-type="string">
            <text:p>Price</text:p>
          </table:table-cell>
          <table:table-cell table:style-name="ce151" office:value-type="string" calcext:value-type="string">
            <text:p>ATK</text:p>
          </table:table-cell>
          <table:table-cell table:style-name="ce151" office:value-type="string" calcext:value-type="string">
            <text:p>M.ATK</text:p>
          </table:table-cell>
          <table:table-cell table:style-name="ce151" office:value-type="string" calcext:value-type="string">
            <text:p>Obtained at lvl</text:p>
          </table:table-cell>
          <table:table-cell table:style-name="ce151" office:value-type="string" calcext:value-type="string">
            <text:p>Spirit slots</text:p>
          </table:table-cell>
          <table:table-cell table:style-name="ce151" office:value-type="string" calcext:value-type="string">
            <text:p>STR at lvl</text:p>
          </table:table-cell>
          <table:table-cell table:style-name="ce151" office:value-type="string" calcext:value-type="string">
            <text:p>VIG at lvl</text:p>
          </table:table-cell>
          <table:table-cell table:style-name="ce151" office:value-type="string" calcext:value-type="string">
            <text:p>Total ATK</text:p>
          </table:table-cell>
          <table:table-cell table:style-name="ce153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51" table:number-columns-repeated="8"/>
          <table:table-cell table:style-name="ce153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51"/>
          <table:covered-table-cell table:style-name="ce153"/>
          <table:table-cell/>
        </table:table-row>
        <table:table-row table:style-name="ro5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5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152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/>
          <table:table-cell table:style-name="ce152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152"/>
          <table:covered-table-cell table:number-columns-repeated="2"/>
          <table:covered-table-cell table:number-columns-repeated="2" table:style-name="ce45"/>
          <table:table-cell/>
        </table:table-row>
        <table:table-row table:style-name="ro5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5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5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51" office:value-type="string" calcext:value-type="string">
            <text:p>Price</text:p>
          </table:table-cell>
          <table:table-cell table:style-name="ce151" office:value-type="string" calcext:value-type="string">
            <text:p>ATK</text:p>
          </table:table-cell>
          <table:table-cell table:style-name="ce151" office:value-type="string" calcext:value-type="string">
            <text:p>M.ATK</text:p>
          </table:table-cell>
          <table:table-cell table:style-name="ce151" office:value-type="string" calcext:value-type="string">
            <text:p>Obtained at lvl</text:p>
          </table:table-cell>
          <table:table-cell table:style-name="ce151" office:value-type="string" calcext:value-type="string">
            <text:p>Spirit slots</text:p>
          </table:table-cell>
          <table:table-cell table:style-name="ce151" office:value-type="string" calcext:value-type="string">
            <text:p>STR at lvl 1</text:p>
          </table:table-cell>
          <table:table-cell table:style-name="ce151" office:value-type="string" calcext:value-type="string">
            <text:p>VIG at lvl 1</text:p>
          </table:table-cell>
          <table:table-cell table:style-name="ce151" office:value-type="string" calcext:value-type="string">
            <text:p>Total ATK</text:p>
          </table:table-cell>
          <table:table-cell table:style-name="ce153" office:value-type="string" calcext:value-type="string">
            <text:p>Total M.ATK</text:p>
          </table:table-cell>
          <table:table-cell/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51" table:number-columns-repeated="8"/>
          <table:table-cell table:style-name="ce153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51"/>
          <table:covered-table-cell table:style-name="ce153"/>
          <table:table-cell/>
        </table:table-row>
        <table:table-row table:style-name="ro5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5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office:forms form:automatic-focus="false" form:apply-design-mode="false"/>
        <table:table-column table:style-name="co27" table:default-cell-style-name="Default"/>
        <table:table-column table:style-name="co14" table:number-columns-repeated="7" table:default-cell-style-name="Default"/>
        <table:table-row table:style-name="ro6">
          <table:table-cell table:number-columns-repeated="8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5"/>
        </table:table-row>
        <table:table-row table:style-name="ro5">
          <table:table-cell table:style-name="ce45" office:value-type="string" calcext:value-type="string">
            <text:p>Or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5"/>
        </table:table-row>
        <table:table-row table:style-name="ro6">
          <table:table-cell table:number-columns-repeated="8"/>
        </table:table-row>
        <table:table-row table:style-name="ro4">
          <table:table-cell table:style-name="ce45" office:value-type="string" calcext:value-type="string">
            <text:p>Material</text:p>
          </table:table-cell>
          <table:table-cell office:value-type="string" calcext:value-type="string">
            <text:p>Used as a base to obtain standard items, and be part of requirements for advanced ones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lim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vided by slimy creatures.</text:p>
          </table:table-cell>
          <table:table-cell table:number-columns-repeated="4"/>
          <table:table-cell office:value-type="float" office:value="3100" calcext:value-type="float">
            <text:p>3100</text:p>
          </table:table-cell>
        </table:table-row>
        <table:table-row table:style-name="ro4">
          <table:table-cell office:value-type="string" calcext:value-type="string">
            <text:p>Refined Slimy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y material provided by slimy creatures.</text:p>
          </table:table-cell>
          <table:table-cell table:number-columns-repeated="4"/>
          <table:table-cell office:value-type="float" office:value="3101" calcext:value-type="float">
            <text:p>3101</text:p>
          </table:table-cell>
        </table:table-row>
        <table:table-row table:style-name="ro4">
          <table:table-cell office:value-type="string" calcext:value-type="string">
            <text:p>Insect Mate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 provided by various insects.</text:p>
          </table:table-cell>
          <table:table-cell table:number-columns-repeated="4"/>
          <table:table-cell office:value-type="float" office:value="3102" calcext:value-type="float">
            <text:p>3102</text:p>
          </table:table-cell>
        </table:table-row>
        <table:table-row table:style-name="ro4">
          <table:table-cell office:value-type="string" calcext:value-type="string">
            <text:p>Refined Insect Mater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y material provided by various insects.</text:p>
          </table:table-cell>
          <table:table-cell table:number-columns-repeated="4"/>
          <table:table-cell office:value-type="float" office:value="3103" calcext:value-type="float">
            <text:p>3103</text:p>
          </table:table-cell>
        </table:table-row>
        <table:table-row table:style-name="ro4">
          <table:table-cell office:value-type="string" calcext:value-type="string">
            <text:p>F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erial provided by various animals.</text:p>
          </table:table-cell>
          <table:table-cell table:number-columns-repeated="4"/>
          <table:table-cell office:value-type="float" office:value="3104" calcext:value-type="float">
            <text:p>3104</text:p>
          </table:table-cell>
        </table:table-row>
        <table:table-row table:style-name="ro4">
          <table:table-cell office:value-type="string" calcext:value-type="string">
            <text:p>Soft F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rial provided by rare animals.</text:p>
          </table:table-cell>
          <table:table-cell table:number-columns-repeated="4"/>
          <table:table-cell office:value-type="float" office:value="3105" calcext:value-type="float">
            <text:p>3105</text:p>
          </table:table-cell>
        </table:table-row>
        <table:table-row table:style-name="ro4">
          <table:table-cell office:value-type="string" calcext:value-type="string">
            <text:p>Silver Fu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ly Sought-after material provided by very special animals.</text:p>
          </table:table-cell>
          <table:table-cell table:number-columns-repeated="4"/>
          <table:table-cell office:value-type="float" office:value="3106" calcext:value-type="float">
            <text:p>3106</text:p>
          </table:table-cell>
        </table:table-row>
        <table:table-row table:style-name="ro4">
          <table:table-cell office:value-type="string" calcext:value-type="string">
            <text:p>Saurian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erial provided by various reptilians.</text:p>
          </table:table-cell>
          <table:table-cell table:number-columns-repeated="4"/>
          <table:table-cell office:value-type="float" office:value="3107" calcext:value-type="float">
            <text:p>3107</text:p>
          </table:table-cell>
        </table:table-row>
        <table:table-row table:style-name="ro4">
          <table:table-cell office:value-type="string" calcext:value-type="string">
            <text:p>Refined Saurian Materi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lity material provided by various reptilians.</text:p>
          </table:table-cell>
          <table:table-cell table:number-columns-repeated="4"/>
          <table:table-cell office:value-type="float" office:value="3108" calcext:value-type="float">
            <text:p>3108</text:p>
          </table:table-cell>
        </table:table-row>
        <table:table-row table:style-name="ro4">
          <table:table-cell office:value-type="string" calcext:value-type="string">
            <text:p>Rodent Mater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rial provided by small rodents.</text:p>
          </table:table-cell>
          <table:table-cell table:number-columns-repeated="4"/>
          <table:table-cell office:value-type="float" office:value="3109" calcext:value-type="float">
            <text:p>3109</text:p>
          </table:table-cell>
        </table:table-row>
        <table:table-row table:style-name="ro4">
          <table:table-cell office:value-type="string" calcext:value-type="string">
            <text:p>Refined Rodent Mate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uality material provided by not-that-small rodents.</text:p>
          </table:table-cell>
          <table:table-cell table:number-columns-repeated="4"/>
          <table:table-cell office:value-type="float" office:value="3110" calcext:value-type="float">
            <text:p>3110</text:p>
          </table:table-cell>
        </table:table-row>
        <table:table-row table:style-name="ro4">
          <table:table-cell office:value-type="string" calcext:value-type="string">
            <text:p>Soft Pow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1" calcext:value-type="float">
            <text:p>3111</text:p>
          </table:table-cell>
        </table:table-row>
        <table:table-row table:style-name="ro4">
          <table:table-cell office:value-type="string" calcext:value-type="string">
            <text:p>Sil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2" calcext:value-type="float">
            <text:p>3112</text:p>
          </table:table-cell>
        </table:table-row>
        <table:table-row table:style-name="ro4">
          <table:table-cell office:value-type="string" calcext:value-type="string">
            <text:p>Red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warm-blooded creatures.</text:p>
          </table:table-cell>
          <table:table-cell table:number-columns-repeated="4"/>
          <table:table-cell office:value-type="float" office:value="3113" calcext:value-type="float">
            <text:p>3113</text:p>
          </table:table-cell>
        </table:table-row>
        <table:table-row table:style-name="ro4">
          <table:table-cell office:value-type="string" calcext:value-type="string">
            <text:p>Fish Me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erial provided by various underwater creatures.</text:p>
          </table:table-cell>
          <table:table-cell table:number-columns-repeated="4"/>
          <table:table-cell office:value-type="float" office:value="3114" calcext:value-type="float">
            <text:p>3114</text:p>
          </table:table-cell>
        </table:table-row>
        <table:table-row table:style-name="ro4">
          <table:table-cell office:value-type="string" calcext:value-type="string">
            <text:p>White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5" calcext:value-type="float">
            <text:p>3115</text:p>
          </table:table-cell>
        </table:table-row>
        <table:table-row table:style-name="ro4"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6" calcext:value-type="float">
            <text:p>3116</text:p>
          </table:table-cell>
        </table:table-row>
        <table:table-row table:style-name="ro4">
          <table:table-cell office:value-type="string" calcext:value-type="string">
            <text:p>Stinging Mater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7" calcext:value-type="float">
            <text:p>3117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" office:value-type="string" calcext:value-type="string">
            <text:p>Items relationships for buy/trade</text:p>
          </table:table-cell>
          <table:table-cell table:number-columns-repeated="7"/>
        </table:table-row>
        <table:table-row table:style-name="ro4">
          <table:table-cell table:style-name="ce45"/>
          <table:table-cell table:number-columns-repeated="7"/>
        </table:table-row>
        <table:table-row table:style-name="ro4">
          <table:table-cell office:value-type="string" calcext:value-type="string">
            <text:p>Tiny Potio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 Slimy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Potio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 Tiny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tio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4 Small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Potion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4 Potions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ny Moon Juic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Slimy Material + 2 Silk + 2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Moon Juic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3 Tiny Moon Juice + 1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oon Juic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 Small Moon Juice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Moon Juice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4 Moon Juice + 10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tus Petal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dy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15 Refined Slimy Material + 5 Soft Powder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inor Elixi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 Orb + 2 Tiny Potions + 1 Insect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ixi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5 Minor Elixirs + 3 Saurian Material + 5 Fish Meat + 1 Lotus Petal + 2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riwinkle Potion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10 Red Meat + 2 Minor Elixir + 2 Tiny Moon Juice + 4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aste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5 Red Meat + 1 Spike + 2 Soft Powder + 2 Minor Elixirs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ison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2 Refined Slimy Material + 5 Saurian Material + 5 Insect Material + 35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scape Smo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 Soft Powder + 1 Silk + 1 Orb + 1 Insect Material + 20 Drunes</text:p>
          </table:table-cell>
          <table:table-cell table:number-columns-repeated="4"/>
        </table:table-row>
        <table:table-row table:style-name="ro4" table:number-rows-repeated="104851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pells" table:style-name="ta4" table:print-ranges="Spells.A1:Spells.O31">
        <table:table-column table:style-name="co14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36" table:default-cell-style-name="Default"/>
        <table:table-row table:style-name="ro5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5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5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office:forms form:automatic-focus="false" form:apply-design-mode="false"/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4" table:number-columns-repeated="3" table:default-cell-style-name="Default"/>
        <table:table-row table:style-name="ro5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5"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5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5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office:forms form:automatic-focus="false" form:apply-design-mode="false"/>
        <table:table-column table:style-name="co41" table:number-columns-repeated="1024" table:default-cell-style-name="Default"/>
        <table:table-row table:style-name="ro7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8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,5</text:p>
          </table:table-cell>
          <table:table-cell table:number-columns-repeated="1015"/>
        </table:table-row>
        <table:table-row table:style-name="ro8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8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8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8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8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8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8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8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8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8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8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8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8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8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8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8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SFr. </number:text>
      <number:number number:decimal-places="0" loext:min-decimal-places="0" number:min-integer-digits="1" number:grouping="true"/>
    </number:number-style>
    <number:number-style style:name="N114">
      <number:text>SFr.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SFr. </number:text>
      <number:number number:decimal-places="2" loext:min-decimal-places="2" number:min-integer-digits="1" number:grouping="true"/>
    </number:number-style>
    <number:number-style style:name="N117">
      <number:text>S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SFr.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2P2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7" loext:min-decimal-places="7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9" loext:min-decimal-places="9" number:min-integer-digits="1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SFr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1" loext:min-decimal-places="11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">
      <number:number number:decimal-places="13" loext:min-decimal-places="1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13.09mm" fo:margin-bottom="20mm" fo:margin-left="11.73mm" fo:margin-right="11.73mm" style:shadow="none" style:first-page-number="continue" style:scale-to="100%" style:writing-mode="lr-tb"/>
      <style:header-style>
        <style:header-footer-properties fo:min-height="6.17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2:16:16.982895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6.0.0.3$Linux_X86_64 LibreOffice_project/00m0$Build-3</meta:generator>
    <meta:editing-duration>P0D</meta:editing-duration>
    <meta:editing-cycles>0</meta:editing-cycles>
    <meta:print-date>2013-05-14T16:44:08</meta:print-date>
    <meta:document-statistic meta:table-count="9" meta:cell-count="9578" meta:object-count="0"/>
  </office:meta>
</office:document-meta>
</file>